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8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fill="solid" draw:fill-color="#000000" draw:textarea-horizontal-align="center" draw:textarea-vertical-align="middle"/>
    </style:style>
    <style:style style:name="gr9" style:family="graphic" style:parent-style-name="standard">
      <style:graphic-properties svg:stroke-color="#008000" draw:fill="solid" draw:fill-color="#008000" draw:textarea-horizontal-align="center" draw:textarea-vertical-align="middle"/>
    </style:style>
    <style:style style:name="gr10" style:family="graphic" style:parent-style-name="standard">
      <style:graphic-properties svg:stroke-width="0.1cm" svg:stroke-color="#0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8000" draw:marker-start-width="0.35cm" draw:marker-end-width="0.35cm" draw:fill="solid" draw:fill-color="#008000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color="#000000" draw:fill="solid" draw:fill-color="#000000" draw:textarea-horizontal-align="center" draw:textarea-vertical-align="middle"/>
    </style:style>
    <style:style style:name="gr13" style:family="graphic" style:parent-style-name="standard">
      <style:graphic-properties svg:stroke-width="0.1cm" svg:stroke-color="#ff00ff" draw:marker-start-width="0.35cm" draw:marker-end-width="0.35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000000" draw:marker-start-width="0.35cm" draw:marker-end-width="0.35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color="#000000" draw:fill="solid" draw:fill-color="#ff0000" draw:textarea-horizontal-align="center" draw:textarea-vertical-align="middle"/>
    </style:style>
    <style:style style:name="gr16" style:family="graphic" style:parent-style-name="standard">
      <style:graphic-properties svg:stroke-color="#ff00ff" draw:fill="solid" draw:fill-color="#ff00ff" draw:textarea-horizontal-align="center" draw:textarea-vertical-align="middle"/>
    </style:style>
    <style:style style:name="gr17" style:family="graphic" style:parent-style-name="standard">
      <style:graphic-properties svg:stroke-width="0.08cm" svg:stroke-color="#000000" draw:marker-start-width="0.13cm" draw:marker-end-width="0.13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svg:stroke-width="0.08cm" svg:stroke-color="#800000" draw:marker-start-width="0.13cm" draw:marker-end-width="0.13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8cm" svg:stroke-color="#800000" draw:marker-start-width="0.13cm" draw:marker-end-width="0.13cm" draw:fill="solid" draw:fill-color="#800000" draw:textarea-horizontal-align="center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svg:stroke-width="0.08cm" svg:stroke-color="#0000ff" draw:marker-start-width="0.13cm" draw:marker-end-width="0.13cm" draw:fill="solid" draw:fill-color="#000000" draw:textarea-horizontal-align="center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co1" style:family="table-column">
      <style:table-column-properties style:column-width="1.344cm" style:use-optimal-column-width="false"/>
    </style:style>
    <style:style style:name="co2" style:family="table-column">
      <style:table-column-properties style:column-width="2.819cm" style:use-optimal-column-width="false"/>
    </style:style>
    <style:style style:name="co3" style:family="table-column">
      <style:table-column-properties style:column-width="2.82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paragraph-properties fo:border-left="0.001cm solid #000000" fo:border-right="0.001cm solid #000000" fo:border-top="0.001cm solid #000000" fo:border-bottom="none"/>
    </style:style>
    <style:style style:name="ce2" style:family="table-cell">
      <style:graphic-properties style:repeat="repeat"/>
      <style:paragraph-properties fo:text-align="center" fo:border-left="0.001cm solid #000000" fo:border-right="0.001cm solid #000000" fo:border-top="0.001cm solid #000000" fo:border-bottom="none"/>
    </style:style>
    <style:style style:name="ce3" style:family="table-cell">
      <style:graphic-properties style:repeat="repeat"/>
      <style:paragraph-properties fo:border="0.001cm solid #000000"/>
    </style:style>
    <style:style style:name="ce4" style:family="table-cell">
      <style:graphic-properties style:repeat="repeat"/>
      <style:paragraph-properties fo:border-left="0.001cm solid #000000" fo:border-right="0.001cm solid #000000" fo:border-top="none" fo:border-bottom="0.001cm solid #000000"/>
    </style:style>
    <style:style style:name="P1" style:family="paragraph">
      <style:paragraph-properties fo:text-align="center"/>
    </style:style>
    <style:style style:name="P2" style:family="paragraph">
      <style:text-properties fo:font-family="'Bitstream Vera Sans Mono'" style:font-family-generic="swiss" style:font-pitch="fixed" fo:font-size="10.5pt" fo:font-style="oblique" fo:font-weight="bold" style:font-size-asian="10.5pt" style:font-size-complex="10.5pt"/>
    </style:style>
    <style:style style:name="P3" style:family="paragraph">
      <style:text-properties fo:color="#ff0000" fo:font-family="'Bitstream Vera Sans Mono'" style:font-family-generic="swiss" style:font-pitch="fixed" fo:font-size="10.5pt" fo:font-weight="bold" style:font-size-asian="10.5pt" style:font-size-complex="10.5pt"/>
    </style:style>
    <style:style style:name="P4" style:family="paragraph">
      <style:text-properties fo:color="#008000" fo:font-family="'Bitstream Vera Sans Mono'" style:font-family-generic="swiss" style:font-pitch="fixed" fo:font-size="10.5pt" fo:font-weight="bold" style:font-size-asian="10.5pt" style:font-size-complex="10.5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family="'Bitstream Vera Sans Mono'" style:font-family-generic="swiss" style:font-pitch="fixed" fo:font-size="10.5pt" fo:font-style="oblique" fo:font-weight="bold" style:font-size-asian="10.5pt" style:font-size-complex="10.5pt"/>
    </style:style>
    <style:style style:name="T2" style:family="text">
      <style:text-properties fo:color="#ff0000" fo:font-family="'Bitstream Vera Sans Mono'" style:font-family-generic="swiss" style:font-pitch="fixed" fo:font-size="10.5pt" fo:font-weight="bold" style:font-size-asian="10.5pt" style:font-size-complex="10.5pt"/>
    </style:style>
    <style:style style:name="T3" style:family="text">
      <style:text-properties fo:color="#008000" fo:font-family="'Bitstream Vera Sans Mono'" style:font-family-generic="swiss" style:font-pitch="fixed" fo:font-size="10.5pt" fo:font-weight="bold" style:font-size-asian="10.5pt" style:font-size-complex="10.5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65cm" svg:y1="21.194cm" svg:x2="5.186cm" svg:y2="19.073cm">
          <text:p/>
        </draw:line>
        <draw:line draw:style-name="gr1" draw:text-style-name="P1" draw:layer="layout" svg:x1="3.066cm" svg:y1="24.235cm" svg:x2="5.187cm" svg:y2="22.114cm">
          <text:p/>
        </draw:line>
        <draw:line draw:style-name="gr1" draw:text-style-name="P1" draw:layer="layout" svg:x1="6.145cm" svg:y1="21.194cm" svg:x2="8.266cm" svg:y2="19.073cm">
          <text:p/>
        </draw:line>
        <draw:line draw:style-name="gr1" draw:text-style-name="P1" draw:layer="layout" svg:x1="6.146cm" svg:y1="24.235cm" svg:x2="8.267cm" svg:y2="22.114cm">
          <text:p/>
        </draw:line>
        <draw:line draw:style-name="gr1" draw:text-style-name="P1" draw:layer="layout" svg:x1="13.8cm" svg:y1="16.32cm" svg:x2="13.8cm" svg:y2="13.32cm">
          <text:p/>
        </draw:line>
        <draw:line draw:style-name="gr1" draw:text-style-name="P1" draw:layer="layout" svg:x1="16.92cm" svg:y1="16.32cm" svg:x2="16.92cm" svg:y2="13.32cm">
          <text:p/>
        </draw:line>
        <draw:line draw:style-name="gr1" draw:text-style-name="P1" draw:layer="layout" svg:x1="6.965cm" svg:y1="16.374cm" svg:x2="9.965cm" svg:y2="16.374cm">
          <text:p/>
        </draw:line>
        <draw:line draw:style-name="gr2" draw:text-style-name="P1" draw:layer="layout" svg:x1="10cm" svg:y1="8cm" svg:x2="5.5cm" svg:y2="10cm">
          <text:p/>
        </draw:line>
        <draw:line draw:style-name="gr2" draw:text-style-name="P1" draw:layer="layout" svg:x1="10cm" svg:y1="8cm" svg:x2="15.5cm" svg:y2="9cm">
          <text:p/>
        </draw:line>
        <draw:line draw:style-name="gr2" draw:text-style-name="P1" draw:layer="layout" svg:x1="10cm" svg:y1="8cm" svg:x2="10cm" svg:y2="3cm">
          <text:p/>
        </draw:line>
        <draw:frame draw:style-name="gr3" draw:layer="layout" svg:width="0.82cm" svg:height="0.962cm" svg:x="4.78cm" svg:y="9.5cm">
          <draw:text-box>
            <text:p>x</text:p>
          </draw:text-box>
        </draw:frame>
        <draw:frame draw:style-name="gr3" draw:layer="layout" svg:width="0.82cm" svg:height="0.962cm" svg:x="15.5cm" svg:y="8.538cm">
          <draw:text-box>
            <text:p>y</text:p>
          </draw:text-box>
        </draw:frame>
        <draw:frame draw:style-name="gr3" draw:layer="layout" svg:width="0.82cm" svg:height="0.962cm" svg:x="9.58cm" svg:y="2.1cm">
          <draw:text-box>
            <text:p>z</text:p>
          </draw:text-box>
        </draw:frame>
        <draw:frame draw:style-name="gr3" draw:text-style-name="P2" draw:layer="layout" svg:width="2.043cm" svg:height="0.683cm" svg:x="8cm" svg:y="7.438cm">
          <draw:text-box>
            <text:p><text:span text:style-name="T1">(0,0,0)</text:span></text:p>
          </draw:text-box>
        </draw:frame>
        <draw:frame draw:style-name="gr3" draw:text-style-name="P3" draw:layer="layout" svg:width="2.043cm" svg:height="0.683cm" svg:x="8.101cm" svg:y="3.339cm">
          <draw:text-box>
            <text:p><text:span text:style-name="T2">(0,0,1)</text:span></text:p>
          </draw:text-box>
        </draw:frame>
        <draw:frame draw:style-name="gr3" draw:text-style-name="P3" draw:layer="layout" svg:width="2.043cm" svg:height="0.683cm" svg:x="14.101cm" svg:y="8.039cm">
          <draw:text-box>
            <text:p><text:span text:style-name="T2">(0,1,0)</text:span></text:p>
          </draw:text-box>
        </draw:frame>
        <draw:frame draw:style-name="gr3" draw:text-style-name="P3" draw:layer="layout" svg:width="2.043cm" svg:height="0.683cm" svg:x="5.101cm" svg:y="8.639cm">
          <draw:text-box>
            <text:p><text:span text:style-name="T2">(1,0,0)</text:span></text:p>
          </draw:text-box>
        </draw:frame>
        <draw:frame draw:style-name="gr3" draw:text-style-name="P2" draw:layer="layout" svg:width="2.043cm" svg:height="0.683cm" svg:x="10.001cm" svg:y="5.139cm">
          <draw:text-box>
            <text:p><text:span text:style-name="T1">(1,1,1)</text:span></text:p>
          </draw:text-box>
        </draw:frame>
        <draw:frame draw:style-name="gr4" draw:text-style-name="P4" draw:layer="layout" svg:width="2.043cm" svg:height="0.683cm" svg:x="10.102cm" svg:y="10.04cm">
          <draw:text-box>
            <text:p><text:span text:style-name="T3">(1,1,0)</text:span></text:p>
          </draw:text-box>
        </draw:frame>
        <draw:frame draw:style-name="gr4" draw:text-style-name="P4" draw:layer="layout" svg:width="2.043cm" svg:height="0.683cm" svg:x="5.102cm" svg:y="4.84cm">
          <draw:text-box>
            <text:p><text:span text:style-name="T3">(1,0,1)</text:span></text:p>
          </draw:text-box>
        </draw:frame>
        <draw:frame draw:style-name="gr4" draw:text-style-name="P4" draw:layer="layout" svg:width="2.043cm" svg:height="0.683cm" svg:x="14.002cm" svg:y="4.34cm">
          <draw:text-box>
            <text:p><text:span text:style-name="T3">(0,1,1)</text:span></text:p>
          </draw:text-box>
        </draw:frame>
        <draw:line draw:style-name="gr5" draw:text-style-name="P1" draw:layer="layout" svg:x1="7cm" svg:y1="9.322cm" svg:x2="7cm" svg:y2="5.34cm">
          <text:p/>
        </draw:line>
        <draw:line draw:style-name="gr5" draw:text-style-name="P1" draw:layer="layout" svg:x1="7cm" svg:y1="5.34cm" svg:x2="10cm" svg:y2="4cm">
          <text:p/>
        </draw:line>
        <draw:line draw:style-name="gr5" draw:text-style-name="P1" draw:layer="layout" svg:x1="10cm" svg:y1="4cm" svg:x2="14.184cm" svg:y2="4.753cm">
          <text:p/>
        </draw:line>
        <draw:line draw:style-name="gr5" draw:text-style-name="P1" draw:layer="layout" svg:x1="7cm" svg:y1="9.341cm" svg:x2="11.184cm" svg:y2="10.094cm">
          <text:p/>
        </draw:line>
        <draw:line draw:style-name="gr5" draw:text-style-name="P1" draw:layer="layout" svg:x1="11.184cm" svg:y1="10.094cm" svg:x2="14.184cm" svg:y2="8.754cm">
          <text:p/>
        </draw:line>
        <draw:line draw:style-name="gr5" draw:text-style-name="P1" draw:layer="layout" svg:x1="14.184cm" svg:y1="4.753cm" svg:x2="14.184cm" svg:y2="8.754cm">
          <text:p/>
        </draw:line>
        <draw:line draw:style-name="gr6" draw:text-style-name="P1" draw:layer="layout" svg:x1="7cm" svg:y1="9.341cm" svg:x2="10cm" svg:y2="8cm">
          <text:p/>
        </draw:line>
        <draw:line draw:style-name="gr6" draw:text-style-name="P1" draw:layer="layout" svg:x1="14.184cm" svg:y1="8.754cm" svg:x2="10cm" svg:y2="8cm">
          <text:p/>
        </draw:line>
        <draw:line draw:style-name="gr6" draw:text-style-name="P1" draw:layer="layout" svg:x1="10cm" svg:y1="4cm" svg:x2="10cm" svg:y2="8cm">
          <text:p/>
        </draw:line>
        <draw:line draw:style-name="gr7" draw:text-style-name="P1" draw:layer="layout" svg:x1="7cm" svg:y1="5.34cm" svg:x2="11.184cm" svg:y2="6.094cm">
          <text:p/>
        </draw:line>
        <draw:line draw:style-name="gr7" draw:text-style-name="P1" draw:layer="layout" svg:x1="11.184cm" svg:y1="10.094cm" svg:x2="11.184cm" svg:y2="6.094cm">
          <text:p/>
        </draw:line>
        <draw:line draw:style-name="gr7" draw:text-style-name="P1" draw:layer="layout" svg:x1="14.184cm" svg:y1="4.753cm" svg:x2="11.184cm" svg:y2="6.094cm">
          <text:p/>
        </draw:line>
        <draw:circle draw:style-name="gr8" draw:text-style-name="P1" draw:layer="layout" svg:width="0.446cm" svg:height="0.446cm" svg:x="10.968cm" svg:y="5.844cm">
          <text:p/>
        </draw:circle>
        <draw:circle draw:style-name="gr8" draw:text-style-name="P1" draw:layer="layout" svg:width="0.446cm" svg:height="0.446cm" svg:x="9.783cm" svg:y="7.814cm">
          <text:p/>
        </draw:circle>
        <draw:circle draw:style-name="gr8" draw:text-style-name="P1" draw:layer="layout" svg:width="0.446cm" svg:height="0.446cm" svg:x="3.468cm" svg:y="16.144cm">
          <text:p/>
        </draw:circle>
        <draw:frame draw:style-name="gr3" draw:layer="layout" svg:width="1.933cm" svg:height="0.962cm" svg:x="2.667cm" svg:y="16.8cm">
          <draw:text-box>
            <text:p>d = 0</text:p>
          </draw:text-box>
        </draw:frame>
        <draw:circle draw:style-name="gr8" draw:text-style-name="P1" draw:layer="layout" svg:width="0.446cm" svg:height="0.446cm" svg:x="6.669cm" svg:y="16.144cm">
          <text:p/>
        </draw:circle>
        <draw:frame draw:style-name="gr3" draw:layer="layout" svg:width="1.933cm" svg:height="0.962cm" svg:x="7.468cm" svg:y="16.8cm">
          <draw:text-box>
            <text:p>d = 1</text:p>
          </draw:text-box>
        </draw:frame>
        <draw:circle draw:style-name="gr9" draw:text-style-name="P1" draw:layer="layout" svg:width="0.446cm" svg:height="0.446cm" svg:x="9.769cm" svg:y="16.144cm">
          <text:p/>
        </draw:circle>
        <draw:frame draw:style-name="gr3" draw:layer="layout" svg:width="1.933cm" svg:height="0.962cm" svg:x="14.368cm" svg:y="16.8cm">
          <draw:text-box>
            <text:p>d = 2</text:p>
          </draw:text-box>
        </draw:frame>
        <draw:g>
          <draw:line draw:style-name="gr10" draw:text-style-name="P1" draw:layer="layout" svg:x1="13.865cm" svg:y1="16.374cm" svg:x2="16.865cm" svg:y2="16.374cm">
            <text:p/>
          </draw:line>
          <draw:circle draw:style-name="gr8" draw:text-style-name="P1" draw:layer="layout" svg:width="0.446cm" svg:height="0.446cm" svg:x="13.569cm" svg:y="16.144cm">
            <text:p/>
          </draw:circle>
          <draw:circle draw:style-name="gr8" draw:text-style-name="P1" draw:layer="layout" svg:width="0.446cm" svg:height="0.446cm" svg:x="16.669cm" svg:y="16.144cm">
            <text:p/>
          </draw:circle>
        </draw:g>
        <draw:g>
          <draw:line draw:style-name="gr11" draw:text-style-name="P1" draw:layer="layout" svg:x1="13.865cm" svg:y1="13.294cm" svg:x2="16.865cm" svg:y2="13.294cm">
            <text:p/>
          </draw:line>
          <draw:circle draw:style-name="gr9" draw:text-style-name="P1" draw:layer="layout" svg:width="0.446cm" svg:height="0.446cm" svg:x="13.569cm" svg:y="13.064cm">
            <text:p/>
          </draw:circle>
          <draw:circle draw:style-name="gr9" draw:text-style-name="P1" draw:layer="layout" svg:width="0.446cm" svg:height="0.446cm" svg:x="16.669cm" svg:y="13.064cm">
            <text:p/>
          </draw:circle>
        </draw:g>
        <draw:frame draw:style-name="gr3" draw:layer="layout" svg:width="1.933cm" svg:height="0.962cm" svg:x="4.867cm" svg:y="24.638cm">
          <draw:text-box>
            <text:p>d = 3</text:p>
          </draw:text-box>
        </draw:frame>
        <draw:g>
          <draw:line draw:style-name="gr10" draw:text-style-name="P1" draw:layer="layout" svg:x1="3cm" svg:y1="24.22cm" svg:x2="3cm" svg:y2="21.22cm">
            <text:p/>
          </draw:line>
          <draw:line draw:style-name="gr10" draw:text-style-name="P1" draw:layer="layout" svg:x1="6.12cm" svg:y1="24.22cm" svg:x2="6.12cm" svg:y2="21.22cm">
            <text:p/>
          </draw:line>
          <draw:line draw:style-name="gr10" draw:text-style-name="P1" draw:layer="layout" svg:x1="3.065cm" svg:y1="24.274cm" svg:x2="6.065cm" svg:y2="24.274cm">
            <text:p/>
          </draw:line>
          <draw:circle draw:style-name="gr12" draw:text-style-name="P1" draw:layer="layout" svg:width="0.446cm" svg:height="0.446cm" svg:x="2.769cm" svg:y="24.044cm">
            <text:p/>
          </draw:circle>
          <draw:circle draw:style-name="gr12" draw:text-style-name="P1" draw:layer="layout" svg:width="0.446cm" svg:height="0.446cm" svg:x="5.869cm" svg:y="24.044cm">
            <text:p/>
          </draw:circle>
          <draw:line draw:style-name="gr10" draw:text-style-name="P1" draw:layer="layout" svg:x1="3.065cm" svg:y1="21.194cm" svg:x2="6.065cm" svg:y2="21.194cm">
            <text:p/>
          </draw:line>
          <draw:circle draw:style-name="gr12" draw:text-style-name="P1" draw:layer="layout" svg:width="0.446cm" svg:height="0.446cm" svg:x="2.769cm" svg:y="20.964cm">
            <text:p/>
          </draw:circle>
          <draw:circle draw:style-name="gr12" draw:text-style-name="P1" draw:layer="layout" svg:width="0.446cm" svg:height="0.446cm" svg:x="5.869cm" svg:y="20.964cm">
            <text:p/>
          </draw:circle>
        </draw:g>
        <draw:g>
          <draw:line draw:style-name="gr11" draw:text-style-name="P1" draw:layer="layout" svg:x1="5.1cm" svg:y1="22.12cm" svg:x2="5.1cm" svg:y2="19.12cm">
            <text:p/>
          </draw:line>
          <draw:line draw:style-name="gr11" draw:text-style-name="P1" draw:layer="layout" svg:x1="8.22cm" svg:y1="22.12cm" svg:x2="8.22cm" svg:y2="19.12cm">
            <text:p/>
          </draw:line>
          <draw:line draw:style-name="gr11" draw:text-style-name="P1" draw:layer="layout" svg:x1="5.165cm" svg:y1="22.174cm" svg:x2="8.165cm" svg:y2="22.174cm">
            <text:p/>
          </draw:line>
          <draw:circle draw:style-name="gr9" draw:text-style-name="P1" draw:layer="layout" svg:width="0.446cm" svg:height="0.446cm" svg:x="4.869cm" svg:y="21.944cm">
            <text:p/>
          </draw:circle>
          <draw:circle draw:style-name="gr9" draw:text-style-name="P1" draw:layer="layout" svg:width="0.446cm" svg:height="0.446cm" svg:x="7.969cm" svg:y="21.944cm">
            <text:p/>
          </draw:circle>
          <draw:line draw:style-name="gr11" draw:text-style-name="P1" draw:layer="layout" svg:x1="5.165cm" svg:y1="19.094cm" svg:x2="8.165cm" svg:y2="19.094cm">
            <text:p/>
          </draw:line>
          <draw:circle draw:style-name="gr9" draw:text-style-name="P1" draw:layer="layout" svg:width="0.446cm" svg:height="0.446cm" svg:x="4.869cm" svg:y="18.864cm">
            <text:p/>
          </draw:circle>
          <draw:circle draw:style-name="gr9" draw:text-style-name="P1" draw:layer="layout" svg:width="0.446cm" svg:height="0.446cm" svg:x="7.969cm" svg:y="18.864cm">
            <text:p/>
          </draw:circle>
        </draw:g>
        <draw:frame draw:style-name="gr3" draw:layer="layout" svg:width="1.933cm" svg:height="0.962cm" svg:x="13.5cm" svg:y="26.5cm">
          <draw:text-box>
            <text:p>d = 4</text:p>
          </draw:text-box>
        </draw:frame>
        <draw:g>
          <draw:line draw:style-name="gr10" draw:text-style-name="P1" draw:layer="layout" svg:x1="10.465cm" svg:y1="21.194cm" svg:x2="12.586cm" svg:y2="19.073cm">
            <text:p/>
          </draw:line>
          <draw:line draw:style-name="gr10" draw:text-style-name="P1" draw:layer="layout" svg:x1="10.466cm" svg:y1="24.235cm" svg:x2="12.587cm" svg:y2="22.114cm">
            <text:p/>
          </draw:line>
          <draw:line draw:style-name="gr10" draw:text-style-name="P1" draw:layer="layout" svg:x1="13.545cm" svg:y1="21.194cm" svg:x2="15.666cm" svg:y2="19.073cm">
            <text:p/>
          </draw:line>
          <draw:line draw:style-name="gr10" draw:text-style-name="P1" draw:layer="layout" svg:x1="13.546cm" svg:y1="24.235cm" svg:x2="15.667cm" svg:y2="22.114cm">
            <text:p/>
          </draw:line>
          <draw:line draw:style-name="gr10" draw:text-style-name="P1" draw:layer="layout" svg:x1="10.4cm" svg:y1="24.22cm" svg:x2="10.4cm" svg:y2="21.22cm">
            <text:p/>
          </draw:line>
          <draw:line draw:style-name="gr10" draw:text-style-name="P1" draw:layer="layout" svg:x1="13.52cm" svg:y1="24.22cm" svg:x2="13.52cm" svg:y2="21.22cm">
            <text:p/>
          </draw:line>
          <draw:line draw:style-name="gr10" draw:text-style-name="P1" draw:layer="layout" svg:x1="10.465cm" svg:y1="24.274cm" svg:x2="13.465cm" svg:y2="24.274cm">
            <text:p/>
          </draw:line>
          <draw:circle draw:style-name="gr12" draw:text-style-name="P1" draw:layer="layout" svg:width="0.446cm" svg:height="0.446cm" svg:x="10.169cm" svg:y="24.044cm">
            <text:p/>
          </draw:circle>
          <draw:circle draw:style-name="gr12" draw:text-style-name="P1" draw:layer="layout" svg:width="0.446cm" svg:height="0.446cm" svg:x="13.269cm" svg:y="24.044cm">
            <text:p/>
          </draw:circle>
          <draw:line draw:style-name="gr10" draw:text-style-name="P1" draw:layer="layout" svg:x1="10.465cm" svg:y1="21.194cm" svg:x2="13.465cm" svg:y2="21.194cm">
            <text:p/>
          </draw:line>
          <draw:circle draw:style-name="gr12" draw:text-style-name="P1" draw:layer="layout" svg:width="0.446cm" svg:height="0.446cm" svg:x="10.169cm" svg:y="20.964cm">
            <text:p/>
          </draw:circle>
          <draw:circle draw:style-name="gr12" draw:text-style-name="P1" draw:layer="layout" svg:width="0.446cm" svg:height="0.446cm" svg:x="13.269cm" svg:y="20.964cm">
            <text:p/>
          </draw:circle>
          <draw:line draw:style-name="gr10" draw:text-style-name="P1" draw:layer="layout" svg:x1="12.6cm" svg:y1="22.12cm" svg:x2="12.6cm" svg:y2="19.12cm">
            <text:p/>
          </draw:line>
          <draw:line draw:style-name="gr10" draw:text-style-name="P1" draw:layer="layout" svg:x1="15.72cm" svg:y1="22.12cm" svg:x2="15.72cm" svg:y2="19.12cm">
            <text:p/>
          </draw:line>
          <draw:line draw:style-name="gr10" draw:text-style-name="P1" draw:layer="layout" svg:x1="12.665cm" svg:y1="22.174cm" svg:x2="15.665cm" svg:y2="22.174cm">
            <text:p/>
          </draw:line>
          <draw:circle draw:style-name="gr12" draw:text-style-name="P1" draw:layer="layout" svg:width="0.446cm" svg:height="0.446cm" svg:x="12.369cm" svg:y="21.944cm">
            <text:p/>
          </draw:circle>
          <draw:circle draw:style-name="gr12" draw:text-style-name="P1" draw:layer="layout" svg:width="0.446cm" svg:height="0.446cm" svg:x="15.469cm" svg:y="21.944cm">
            <text:p/>
          </draw:circle>
          <draw:line draw:style-name="gr10" draw:text-style-name="P1" draw:layer="layout" svg:x1="12.665cm" svg:y1="19.094cm" svg:x2="15.665cm" svg:y2="19.094cm">
            <text:p/>
          </draw:line>
          <draw:circle draw:style-name="gr12" draw:text-style-name="P1" draw:layer="layout" svg:width="0.446cm" svg:height="0.446cm" svg:x="12.369cm" svg:y="18.864cm">
            <text:p/>
          </draw:circle>
          <draw:circle draw:style-name="gr12" draw:text-style-name="P1" draw:layer="layout" svg:width="0.446cm" svg:height="0.446cm" svg:x="15.469cm" svg:y="18.864cm">
            <text:p/>
          </draw:circle>
        </draw:g>
        <draw:line draw:style-name="gr1" draw:text-style-name="P1" draw:layer="layout" svg:x1="12.587cm" svg:y1="23.22cm" svg:x2="10.4cm" svg:y2="21.2cm">
          <text:p/>
        </draw:line>
        <draw:line draw:style-name="gr1" draw:text-style-name="P1" draw:layer="layout" svg:x1="12.588cm" svg:y1="26.26cm" svg:x2="10.401cm" svg:y2="24.24cm">
          <text:p/>
        </draw:line>
        <draw:line draw:style-name="gr1" draw:text-style-name="P1" draw:layer="layout" svg:x1="15.689cm" svg:y1="26.26cm" svg:x2="13.502cm" svg:y2="24.24cm">
          <text:p/>
        </draw:line>
        <draw:line draw:style-name="gr1" draw:text-style-name="P1" draw:layer="layout" svg:x1="17.91cm" svg:y1="24.2cm" svg:x2="15.723cm" svg:y2="22.18cm">
          <text:p/>
        </draw:line>
        <draw:line draw:style-name="gr1" draw:text-style-name="P1" draw:layer="layout" svg:x1="17.911cm" svg:y1="21.12cm" svg:x2="15.724cm" svg:y2="19.1cm">
          <text:p/>
        </draw:line>
        <draw:line draw:style-name="gr1" draw:text-style-name="P1" draw:layer="layout" svg:x1="14.792cm" svg:y1="21.12cm" svg:x2="12.605cm" svg:y2="19.1cm">
          <text:p/>
        </draw:line>
        <draw:line draw:style-name="gr1" draw:text-style-name="P1" draw:layer="layout" svg:x1="15.713cm" svg:y1="23.22cm" svg:x2="13.526cm" svg:y2="21.2cm">
          <text:p/>
        </draw:line>
        <draw:line draw:style-name="gr1" draw:text-style-name="P1" draw:layer="layout" svg:x1="14.814cm" svg:y1="24.2cm" svg:x2="12.627cm" svg:y2="22.18cm">
          <text:p/>
        </draw:line>
        <draw:g>
          <draw:line draw:style-name="gr11" draw:text-style-name="P1" draw:layer="layout" svg:x1="12.665cm" svg:y1="23.194cm" svg:x2="14.786cm" svg:y2="21.073cm">
            <text:p/>
          </draw:line>
          <draw:line draw:style-name="gr11" draw:text-style-name="P1" draw:layer="layout" svg:x1="12.666cm" svg:y1="26.235cm" svg:x2="14.787cm" svg:y2="24.114cm">
            <text:p/>
          </draw:line>
          <draw:line draw:style-name="gr11" draw:text-style-name="P1" draw:layer="layout" svg:x1="15.745cm" svg:y1="23.194cm" svg:x2="17.866cm" svg:y2="21.073cm">
            <text:p/>
          </draw:line>
          <draw:line draw:style-name="gr11" draw:text-style-name="P1" draw:layer="layout" svg:x1="15.746cm" svg:y1="26.235cm" svg:x2="17.867cm" svg:y2="24.114cm">
            <text:p/>
          </draw:line>
          <draw:line draw:style-name="gr11" draw:text-style-name="P1" draw:layer="layout" svg:x1="12.6cm" svg:y1="26.22cm" svg:x2="12.6cm" svg:y2="23.22cm">
            <text:p/>
          </draw:line>
          <draw:line draw:style-name="gr11" draw:text-style-name="P1" draw:layer="layout" svg:x1="15.72cm" svg:y1="26.22cm" svg:x2="15.72cm" svg:y2="23.22cm">
            <text:p/>
          </draw:line>
          <draw:line draw:style-name="gr11" draw:text-style-name="P1" draw:layer="layout" svg:x1="12.665cm" svg:y1="26.274cm" svg:x2="15.665cm" svg:y2="26.274cm">
            <text:p/>
          </draw:line>
          <draw:circle draw:style-name="gr9" draw:text-style-name="P1" draw:layer="layout" svg:width="0.446cm" svg:height="0.446cm" svg:x="12.369cm" svg:y="26.044cm">
            <text:p/>
          </draw:circle>
          <draw:circle draw:style-name="gr9" draw:text-style-name="P1" draw:layer="layout" svg:width="0.446cm" svg:height="0.446cm" svg:x="15.469cm" svg:y="26.044cm">
            <text:p/>
          </draw:circle>
          <draw:line draw:style-name="gr11" draw:text-style-name="P1" draw:layer="layout" svg:x1="12.665cm" svg:y1="23.194cm" svg:x2="15.665cm" svg:y2="23.194cm">
            <text:p/>
          </draw:line>
          <draw:circle draw:style-name="gr9" draw:text-style-name="P1" draw:layer="layout" svg:width="0.446cm" svg:height="0.446cm" svg:x="12.369cm" svg:y="22.964cm">
            <text:p/>
          </draw:circle>
          <draw:circle draw:style-name="gr9" draw:text-style-name="P1" draw:layer="layout" svg:width="0.446cm" svg:height="0.446cm" svg:x="15.469cm" svg:y="22.964cm">
            <text:p/>
          </draw:circle>
          <draw:line draw:style-name="gr11" draw:text-style-name="P1" draw:layer="layout" svg:x1="14.8cm" svg:y1="24.12cm" svg:x2="14.8cm" svg:y2="21.12cm">
            <text:p/>
          </draw:line>
          <draw:line draw:style-name="gr11" draw:text-style-name="P1" draw:layer="layout" svg:x1="17.92cm" svg:y1="24.12cm" svg:x2="17.92cm" svg:y2="21.12cm">
            <text:p/>
          </draw:line>
          <draw:line draw:style-name="gr11" draw:text-style-name="P1" draw:layer="layout" svg:x1="14.865cm" svg:y1="24.174cm" svg:x2="17.865cm" svg:y2="24.174cm">
            <text:p/>
          </draw:line>
          <draw:circle draw:style-name="gr9" draw:text-style-name="P1" draw:layer="layout" svg:width="0.446cm" svg:height="0.446cm" svg:x="14.569cm" svg:y="23.944cm">
            <text:p/>
          </draw:circle>
          <draw:circle draw:style-name="gr9" draw:text-style-name="P1" draw:layer="layout" svg:width="0.446cm" svg:height="0.446cm" svg:x="17.669cm" svg:y="23.944cm">
            <text:p/>
          </draw:circle>
          <draw:line draw:style-name="gr11" draw:text-style-name="P1" draw:layer="layout" svg:x1="14.865cm" svg:y1="21.094cm" svg:x2="17.865cm" svg:y2="21.094cm">
            <text:p/>
          </draw:line>
          <draw:circle draw:style-name="gr9" draw:text-style-name="P1" draw:layer="layout" svg:width="0.446cm" svg:height="0.446cm" svg:x="14.569cm" svg:y="20.864cm">
            <text:p/>
          </draw:circle>
          <draw:circle draw:style-name="gr9" draw:text-style-name="P1" draw:layer="layout" svg:width="0.446cm" svg:height="0.446cm" svg:x="17.669cm" svg:y="20.864cm">
            <text:p/>
          </draw:circle>
        </draw:g>
      </draw:page>
      <draw:page draw:name="page2" draw:style-name="dp1" draw:master-page-name="Default">
        <draw:line draw:style-name="gr13" draw:text-style-name="P1" draw:layer="layout" svg:x1="8.985cm" svg:y1="5.53cm" svg:x2="8.985cm" svg:y2="2.53cm">
          <text:p/>
        </draw:line>
        <draw:line draw:style-name="gr13" draw:text-style-name="P1" draw:layer="layout" svg:x1="6.85cm" svg:y1="4.604cm" svg:x2="8.971cm" svg:y2="2.483cm">
          <text:p/>
        </draw:line>
        <draw:line draw:style-name="gr13" draw:text-style-name="P1" draw:layer="layout" svg:x1="6.851cm" svg:y1="7.645cm" svg:x2="8.972cm" svg:y2="5.524cm">
          <text:p/>
        </draw:line>
        <draw:line draw:style-name="gr13" draw:text-style-name="P1" draw:layer="layout" svg:x1="9.93cm" svg:y1="4.604cm" svg:x2="12.051cm" svg:y2="2.483cm">
          <text:p/>
        </draw:line>
        <draw:line draw:style-name="gr14" draw:text-style-name="P1" draw:layer="layout" svg:x1="9.931cm" svg:y1="7.645cm" svg:x2="12.052cm" svg:y2="5.524cm">
          <text:p/>
        </draw:line>
        <draw:line draw:style-name="gr13" draw:text-style-name="P1" draw:layer="layout" svg:x1="6.785cm" svg:y1="7.63cm" svg:x2="6.785cm" svg:y2="4.63cm">
          <text:p/>
        </draw:line>
        <draw:line draw:style-name="gr13" draw:text-style-name="P1" draw:layer="layout" svg:x1="9.905cm" svg:y1="7.63cm" svg:x2="9.905cm" svg:y2="4.63cm">
          <text:p/>
        </draw:line>
        <draw:line draw:style-name="gr13" draw:text-style-name="P1" draw:layer="layout" svg:x1="6.85cm" svg:y1="7.684cm" svg:x2="9.85cm" svg:y2="7.684cm">
          <text:p/>
        </draw:line>
        <draw:line draw:style-name="gr13" draw:text-style-name="P1" draw:layer="layout" svg:x1="6.85cm" svg:y1="4.604cm" svg:x2="9.85cm" svg:y2="4.604cm">
          <text:p/>
        </draw:line>
        <draw:line draw:style-name="gr14" draw:text-style-name="P1" draw:layer="layout" svg:x1="12.105cm" svg:y1="5.53cm" svg:x2="12.105cm" svg:y2="2.53cm">
          <text:p/>
        </draw:line>
        <draw:line draw:style-name="gr14" draw:text-style-name="P1" draw:layer="layout" svg:x1="9.05cm" svg:y1="5.584cm" svg:x2="12.05cm" svg:y2="5.584cm">
          <text:p/>
        </draw:line>
        <draw:circle draw:style-name="gr12" draw:text-style-name="P1" draw:layer="layout" svg:width="0.446cm" svg:height="0.446cm" svg:x="11.854cm" svg:y="5.354cm">
          <text:p/>
        </draw:circle>
        <draw:line draw:style-name="gr13" draw:text-style-name="P1" draw:layer="layout" svg:x1="9.05cm" svg:y1="2.504cm" svg:x2="12.05cm" svg:y2="2.504cm">
          <text:p/>
        </draw:line>
        <draw:line draw:style-name="gr13" draw:text-style-name="P1" draw:layer="layout" svg:x1="8.972cm" svg:y1="6.63cm" svg:x2="6.785cm" svg:y2="4.61cm">
          <text:p/>
        </draw:line>
        <draw:line draw:style-name="gr13" draw:text-style-name="P1" draw:layer="layout" svg:x1="8.973cm" svg:y1="9.67cm" svg:x2="6.786cm" svg:y2="7.65cm">
          <text:p/>
        </draw:line>
        <draw:line draw:style-name="gr13" draw:text-style-name="P1" draw:layer="layout" svg:x1="12.074cm" svg:y1="9.67cm" svg:x2="9.887cm" svg:y2="7.65cm">
          <text:p/>
        </draw:line>
        <draw:line draw:style-name="gr14" draw:text-style-name="P1" draw:layer="layout" svg:x1="14.295cm" svg:y1="7.61cm" svg:x2="12.108cm" svg:y2="5.59cm">
          <text:p/>
        </draw:line>
        <draw:line draw:style-name="gr13" draw:text-style-name="P1" draw:layer="layout" svg:x1="14.296cm" svg:y1="4.53cm" svg:x2="12.109cm" svg:y2="2.51cm">
          <text:p/>
        </draw:line>
        <draw:line draw:style-name="gr13" draw:text-style-name="P1" draw:layer="layout" svg:x1="11.177cm" svg:y1="4.53cm" svg:x2="8.99cm" svg:y2="2.51cm">
          <text:p/>
        </draw:line>
        <draw:line draw:style-name="gr13" draw:text-style-name="P1" draw:layer="layout" svg:x1="11.199cm" svg:y1="7.61cm" svg:x2="9.012cm" svg:y2="5.59cm">
          <text:p/>
        </draw:line>
        <draw:line draw:style-name="gr13" draw:text-style-name="P1" draw:layer="layout" svg:x1="9.05cm" svg:y1="6.604cm" svg:x2="11.171cm" svg:y2="4.483cm">
          <text:p/>
        </draw:line>
        <draw:line draw:style-name="gr13" draw:text-style-name="P1" draw:layer="layout" svg:x1="9.051cm" svg:y1="9.645cm" svg:x2="11.172cm" svg:y2="7.524cm">
          <text:p/>
        </draw:line>
        <draw:line draw:style-name="gr13" draw:text-style-name="P1" draw:layer="layout" svg:x1="12.13cm" svg:y1="6.604cm" svg:x2="14.251cm" svg:y2="4.483cm">
          <text:p/>
        </draw:line>
        <draw:line draw:style-name="gr13" draw:text-style-name="P1" draw:layer="layout" svg:x1="12.131cm" svg:y1="9.645cm" svg:x2="14.252cm" svg:y2="7.524cm">
          <text:p/>
        </draw:line>
        <draw:line draw:style-name="gr13" draw:text-style-name="P1" draw:layer="layout" svg:x1="8.985cm" svg:y1="9.63cm" svg:x2="8.985cm" svg:y2="6.63cm">
          <text:p/>
        </draw:line>
        <draw:line draw:style-name="gr13" draw:text-style-name="P1" draw:layer="layout" svg:x1="12.105cm" svg:y1="9.63cm" svg:x2="12.105cm" svg:y2="6.63cm">
          <text:p/>
        </draw:line>
        <draw:line draw:style-name="gr13" draw:text-style-name="P1" draw:layer="layout" svg:x1="9.05cm" svg:y1="9.684cm" svg:x2="12.05cm" svg:y2="9.684cm">
          <text:p/>
        </draw:line>
        <draw:circle draw:style-name="gr15" draw:text-style-name="P1" draw:layer="layout" svg:width="0.446cm" svg:height="0.446cm" svg:x="8.754cm" svg:y="9.454cm">
          <text:p/>
        </draw:circle>
        <draw:line draw:style-name="gr13" draw:text-style-name="P1" draw:layer="layout" svg:x1="11.185cm" svg:y1="7.53cm" svg:x2="11.185cm" svg:y2="4.53cm">
          <text:p/>
        </draw:line>
        <draw:line draw:style-name="gr13" draw:text-style-name="P1" draw:layer="layout" svg:x1="14.305cm" svg:y1="7.53cm" svg:x2="14.305cm" svg:y2="4.53cm">
          <text:p/>
        </draw:line>
        <draw:line draw:style-name="gr13" draw:text-style-name="P1" draw:layer="layout" svg:x1="11.25cm" svg:y1="7.584cm" svg:x2="14.25cm" svg:y2="7.584cm">
          <text:p/>
        </draw:line>
        <draw:circle draw:style-name="gr12" draw:text-style-name="P1" draw:layer="layout" svg:width="0.446cm" svg:height="0.446cm" svg:x="14.054cm" svg:y="7.354cm">
          <text:p/>
        </draw:circle>
        <draw:line draw:style-name="gr13" draw:text-style-name="P1" draw:layer="layout" svg:x1="11.25cm" svg:y1="4.504cm" svg:x2="14.25cm" svg:y2="4.504cm">
          <text:p/>
        </draw:line>
        <draw:circle draw:style-name="gr15" draw:text-style-name="P1" draw:layer="layout" svg:width="0.446cm" svg:height="0.446cm" svg:x="10.954cm" svg:y="4.274cm">
          <text:p/>
        </draw:circle>
        <draw:line draw:style-name="gr13" draw:text-style-name="P1" draw:layer="layout" svg:x1="12.098cm" svg:y1="6.63cm" svg:x2="9.911cm" svg:y2="4.61cm">
          <text:p/>
        </draw:line>
        <draw:line draw:style-name="gr13" draw:text-style-name="P1" draw:layer="layout" svg:x1="9.05cm" svg:y1="6.604cm" svg:x2="12.05cm" svg:y2="6.604cm">
          <text:p/>
        </draw:line>
        <draw:circle draw:style-name="gr15" draw:text-style-name="P1" draw:layer="layout" svg:width="0.446cm" svg:height="0.446cm" svg:x="11.854cm" svg:y="6.374cm">
          <text:p/>
        </draw:circle>
        <draw:circle draw:style-name="gr16" draw:text-style-name="P1" draw:layer="layout" svg:width="0.446cm" svg:height="0.446cm" svg:x="6.554cm" svg:y="7.454cm">
          <text:p/>
        </draw:circle>
        <draw:circle draw:style-name="gr16" draw:text-style-name="P1" draw:layer="layout" svg:width="0.446cm" svg:height="0.446cm" svg:x="9.654cm" svg:y="4.374cm">
          <text:p/>
        </draw:circle>
        <draw:circle draw:style-name="gr16" draw:text-style-name="P1" draw:layer="layout" svg:width="0.446cm" svg:height="0.446cm" svg:x="8.754cm" svg:y="2.274cm">
          <text:p/>
        </draw:circle>
        <draw:circle draw:style-name="gr16" draw:text-style-name="P1" draw:layer="layout" svg:width="0.446cm" svg:height="0.446cm" svg:x="11.854cm" svg:y="9.454cm">
          <text:p/>
        </draw:circle>
        <draw:circle draw:style-name="gr16" draw:text-style-name="P1" draw:layer="layout" svg:width="0.446cm" svg:height="0.446cm" svg:x="8.754cm" svg:y="6.374cm">
          <text:p/>
        </draw:circle>
        <draw:circle draw:style-name="gr16" draw:text-style-name="P1" draw:layer="layout" svg:width="0.446cm" svg:height="0.446cm" svg:x="10.954cm" svg:y="7.354cm">
          <text:p/>
        </draw:circle>
        <draw:circle draw:style-name="gr16" draw:text-style-name="P1" draw:layer="layout" svg:width="0.446cm" svg:height="0.446cm" svg:x="14.054cm" svg:y="4.274cm">
          <text:p/>
        </draw:circle>
        <draw:circle draw:style-name="gr12" draw:text-style-name="P1" draw:layer="layout" svg:width="0.446cm" svg:height="0.446cm" svg:x="8.754cm" svg:y="5.354cm">
          <text:p/>
        </draw:circle>
        <draw:circle draw:style-name="gr12" draw:text-style-name="P1" draw:layer="layout" svg:width="0.446cm" svg:height="0.446cm" svg:x="11.854cm" svg:y="2.274cm">
          <text:p/>
        </draw:circle>
        <draw:circle draw:style-name="gr12" draw:text-style-name="P1" draw:layer="layout" svg:width="0.446cm" svg:height="0.446cm" svg:x="9.654cm" svg:y="7.454cm">
          <text:p/>
        </draw:circle>
        <draw:circle draw:style-name="gr15" draw:text-style-name="P1" draw:layer="layout" svg:width="0.446cm" svg:height="0.446cm" svg:x="6.554cm" svg:y="4.374cm">
          <text:p/>
        </draw:circle>
      </draw:page>
      <draw:page draw:name="page3" draw:style-name="dp1" draw:master-page-name="Default">
        <draw:line draw:style-name="gr17" draw:text-style-name="P1" draw:layer="layout" svg:x1="7.149cm" svg:y1="3.298cm" svg:x2="7.149cm" svg:y2="2.563cm">
          <text:p/>
        </draw:line>
        <draw:line draw:style-name="gr17" draw:text-style-name="P1" draw:layer="layout" svg:x1="6.611cm" svg:y1="3.812cm" svg:x2="6.611cm" svg:y2="3.077cm">
          <text:p/>
        </draw:line>
        <draw:line draw:style-name="gr17" draw:text-style-name="P1" draw:layer="layout" svg:x1="7.375cm" svg:y1="3.812cm" svg:x2="7.375cm" svg:y2="3.077cm">
          <text:p/>
        </draw:line>
        <draw:line draw:style-name="gr17" draw:text-style-name="P1" draw:layer="layout" svg:x1="6.626cm" svg:y1="3.825cm" svg:x2="7.361cm" svg:y2="3.825cm">
          <text:p/>
        </draw:line>
        <draw:line draw:style-name="gr17" draw:text-style-name="P1" draw:layer="layout" svg:x1="6.626cm" svg:y1="3.071cm" svg:x2="7.361cm" svg:y2="3.071cm">
          <text:p/>
        </draw:line>
        <draw:line draw:style-name="gr17" draw:text-style-name="P1" draw:layer="layout" svg:x1="7.913cm" svg:y1="3.298cm" svg:x2="7.913cm" svg:y2="2.563cm">
          <text:p/>
        </draw:line>
        <draw:line draw:style-name="gr17" draw:text-style-name="P1" draw:layer="layout" svg:x1="7.165cm" svg:y1="3.311cm" svg:x2="7.9cm" svg:y2="3.311cm">
          <text:p/>
        </draw:line>
        <draw:circle draw:style-name="gr17" draw:text-style-name="P1" draw:layer="layout" svg:width="0.109cm" svg:height="0.11cm" svg:x="7.852cm" svg:y="3.254cm">
          <text:p/>
        </draw:circle>
        <draw:line draw:style-name="gr17" draw:text-style-name="P1" draw:layer="layout" svg:x1="7.165cm" svg:y1="2.556cm" svg:x2="7.9cm" svg:y2="2.556cm">
          <text:p/>
        </draw:line>
        <draw:line draw:style-name="gr18" draw:text-style-name="P1" draw:layer="layout" svg:x1="7.149cm" svg:y1="4.302cm" svg:x2="7.149cm" svg:y2="3.567cm">
          <text:p/>
        </draw:line>
        <draw:line draw:style-name="gr18" draw:text-style-name="P1" draw:layer="layout" svg:x1="7.913cm" svg:y1="4.302cm" svg:x2="7.913cm" svg:y2="3.567cm">
          <text:p/>
        </draw:line>
        <draw:line draw:style-name="gr18" draw:text-style-name="P1" draw:layer="layout" svg:x1="7.165cm" svg:y1="4.315cm" svg:x2="7.9cm" svg:y2="4.315cm">
          <text:p/>
        </draw:line>
        <draw:circle draw:style-name="gr19" draw:text-style-name="P1" draw:layer="layout" svg:width="0.109cm" svg:height="0.11cm" svg:x="7.093cm" svg:y="4.258cm">
          <text:p/>
        </draw:circle>
        <draw:line draw:style-name="gr18" draw:text-style-name="P1" draw:layer="layout" svg:x1="7.688cm" svg:y1="3.788cm" svg:x2="7.688cm" svg:y2="3.053cm">
          <text:p/>
        </draw:line>
        <draw:line draw:style-name="gr18" draw:text-style-name="P1" draw:layer="layout" svg:x1="8.452cm" svg:y1="3.788cm" svg:x2="8.452cm" svg:y2="3.053cm">
          <text:p/>
        </draw:line>
        <draw:line draw:style-name="gr18" draw:text-style-name="P1" draw:layer="layout" svg:x1="7.704cm" svg:y1="3.8cm" svg:x2="8.439cm" svg:y2="3.8cm">
          <text:p/>
        </draw:line>
        <draw:circle draw:style-name="gr19" draw:text-style-name="P1" draw:layer="layout" svg:width="0.109cm" svg:height="0.109cm" svg:x="8.391cm" svg:y="3.744cm">
          <text:p/>
        </draw:circle>
        <draw:line draw:style-name="gr19" draw:text-style-name="P1" draw:layer="layout" svg:x1="7.704cm" svg:y1="3.046cm" svg:x2="8.439cm" svg:y2="3.046cm">
          <text:p/>
        </draw:line>
        <draw:circle draw:style-name="gr19" draw:text-style-name="P1" draw:layer="layout" svg:width="0.109cm" svg:height="0.109cm" svg:x="7.632cm" svg:y="2.99cm">
          <text:p/>
        </draw:circle>
        <draw:line draw:style-name="gr18" draw:text-style-name="P1" draw:layer="layout" svg:x1="7.165cm" svg:y1="3.56cm" svg:x2="7.9cm" svg:y2="3.56cm">
          <text:p/>
        </draw:line>
        <draw:circle draw:style-name="gr19" draw:text-style-name="P1" draw:layer="layout" svg:width="0.109cm" svg:height="0.109cm" svg:x="7.852cm" svg:y="3.504cm">
          <text:p/>
        </draw:circle>
        <draw:circle draw:style-name="gr17" draw:text-style-name="P1" draw:layer="layout" svg:width="0.109cm" svg:height="0.109cm" svg:x="6.554cm" svg:y="3.769cm">
          <text:p/>
        </draw:circle>
        <draw:circle draw:style-name="gr17" draw:text-style-name="P1" draw:layer="layout" svg:width="0.109cm" svg:height="0.11cm" svg:x="7.313cm" svg:y="3.014cm">
          <text:p/>
        </draw:circle>
        <draw:circle draw:style-name="gr17" draw:text-style-name="P1" draw:layer="layout" svg:width="0.109cm" svg:height="0.109cm" svg:x="7.093cm" svg:y="2.5cm">
          <text:p/>
        </draw:circle>
        <draw:circle draw:style-name="gr19" draw:text-style-name="P1" draw:layer="layout" svg:width="0.109cm" svg:height="0.11cm" svg:x="7.852cm" svg:y="4.258cm">
          <text:p/>
        </draw:circle>
        <draw:circle draw:style-name="gr19" draw:text-style-name="P1" draw:layer="layout" svg:width="0.109cm" svg:height="0.109cm" svg:x="7.093cm" svg:y="3.504cm">
          <text:p/>
        </draw:circle>
        <draw:circle draw:style-name="gr19" draw:text-style-name="P1" draw:layer="layout" svg:width="0.109cm" svg:height="0.109cm" svg:x="7.632cm" svg:y="3.744cm">
          <text:p/>
        </draw:circle>
        <draw:circle draw:style-name="gr19" draw:text-style-name="P1" draw:layer="layout" svg:width="0.109cm" svg:height="0.109cm" svg:x="8.391cm" svg:y="2.99cm">
          <text:p/>
        </draw:circle>
        <draw:circle draw:style-name="gr17" draw:text-style-name="P1" draw:layer="layout" svg:width="0.109cm" svg:height="0.11cm" svg:x="7.093cm" svg:y="3.254cm">
          <text:p/>
        </draw:circle>
        <draw:circle draw:style-name="gr17" draw:text-style-name="P1" draw:layer="layout" svg:width="0.109cm" svg:height="0.109cm" svg:x="7.852cm" svg:y="2.5cm">
          <text:p/>
        </draw:circle>
        <draw:circle draw:style-name="gr17" draw:text-style-name="P1" draw:layer="layout" svg:width="0.109cm" svg:height="0.109cm" svg:x="7.313cm" svg:y="3.769cm">
          <text:p/>
        </draw:circle>
        <draw:circle draw:style-name="gr17" draw:text-style-name="P1" draw:layer="layout" svg:width="0.109cm" svg:height="0.11cm" svg:x="6.554cm" svg:y="3.014cm">
          <text:p/>
        </draw:circle>
        <draw:frame draw:style-name="standard" draw:layer="layout" svg:width="12.623cm" svg:height="17.519cm" svg:x="1.903cm" svg:y="4.63cm">
          <table:table table:template-name="bw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S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>
                <text:p>2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3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4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5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6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7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8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9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10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11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12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13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14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15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>16</text:p>
              </table:table-cell>
              <table:table-cell/>
              <table:table-cell/>
              <table:table-cell/>
              <table:table-cell/>
            </table:table-row>
            <table:table-row table:style-name="ro1"/>
          </table:table>
          <draw:image xlink:href="Pictures/TablePreview1.svm" xlink:type="simple" xlink:show="embed" xlink:actuate="onLoad"/>
        </draw:frame>
        <draw:line draw:style-name="gr17" draw:text-style-name="P1" draw:layer="layout" svg:x1="10.049cm" svg:y1="3.298cm" svg:x2="10.049cm" svg:y2="2.563cm">
          <text:p/>
        </draw:line>
        <draw:line draw:style-name="gr17" draw:text-style-name="P1" draw:layer="layout" svg:x1="9.526cm" svg:y1="3.07cm" svg:x2="10.045cm" svg:y2="2.551cm">
          <text:p/>
        </draw:line>
        <draw:line draw:style-name="gr17" draw:text-style-name="P1" draw:layer="layout" svg:x1="9.527cm" svg:y1="3.815cm" svg:x2="10.046cm" svg:y2="3.296cm">
          <text:p/>
        </draw:line>
        <draw:line draw:style-name="gr17" draw:text-style-name="P1" draw:layer="layout" svg:x1="10.281cm" svg:y1="3.07cm" svg:x2="10.8cm" svg:y2="2.551cm">
          <text:p/>
        </draw:line>
        <draw:line draw:style-name="gr17" draw:text-style-name="P1" draw:layer="layout" svg:x1="10.281cm" svg:y1="3.815cm" svg:x2="10.8cm" svg:y2="3.296cm">
          <text:p/>
        </draw:line>
        <draw:line draw:style-name="gr17" draw:text-style-name="P1" draw:layer="layout" svg:x1="9.511cm" svg:y1="3.812cm" svg:x2="9.511cm" svg:y2="3.077cm">
          <text:p/>
        </draw:line>
        <draw:line draw:style-name="gr17" draw:text-style-name="P1" draw:layer="layout" svg:x1="10.275cm" svg:y1="3.812cm" svg:x2="10.275cm" svg:y2="3.077cm">
          <text:p/>
        </draw:line>
        <draw:line draw:style-name="gr17" draw:text-style-name="P1" draw:layer="layout" svg:x1="9.526cm" svg:y1="3.825cm" svg:x2="10.261cm" svg:y2="3.825cm">
          <text:p/>
        </draw:line>
        <draw:line draw:style-name="gr17" draw:text-style-name="P1" draw:layer="layout" svg:x1="9.526cm" svg:y1="3.071cm" svg:x2="10.261cm" svg:y2="3.071cm">
          <text:p/>
        </draw:line>
        <draw:line draw:style-name="gr17" draw:text-style-name="P1" draw:layer="layout" svg:x1="10.813cm" svg:y1="3.298cm" svg:x2="10.813cm" svg:y2="2.563cm">
          <text:p/>
        </draw:line>
        <draw:line draw:style-name="gr17" draw:text-style-name="P1" draw:layer="layout" svg:x1="10.065cm" svg:y1="3.311cm" svg:x2="10.8cm" svg:y2="3.311cm">
          <text:p/>
        </draw:line>
        <draw:circle draw:style-name="gr17" draw:text-style-name="P1" draw:layer="layout" svg:width="0.109cm" svg:height="0.11cm" svg:x="10.752cm" svg:y="3.254cm">
          <text:p/>
        </draw:circle>
        <draw:line draw:style-name="gr17" draw:text-style-name="P1" draw:layer="layout" svg:x1="10.065cm" svg:y1="2.556cm" svg:x2="10.8cm" svg:y2="2.556cm">
          <text:p/>
        </draw:line>
        <draw:line draw:style-name="gr18" draw:text-style-name="P1" draw:layer="layout" svg:x1="10.065cm" svg:y1="3.56cm" svg:x2="10.584cm" svg:y2="3.041cm">
          <text:p/>
        </draw:line>
        <draw:line draw:style-name="gr18" draw:text-style-name="P1" draw:layer="layout" svg:x1="10.066cm" svg:y1="4.305cm" svg:x2="10.585cm" svg:y2="3.786cm">
          <text:p/>
        </draw:line>
        <draw:line draw:style-name="gr18" draw:text-style-name="P1" draw:layer="layout" svg:x1="10.82cm" svg:y1="3.56cm" svg:x2="11.339cm" svg:y2="3.041cm">
          <text:p/>
        </draw:line>
        <draw:line draw:style-name="gr18" draw:text-style-name="P1" draw:layer="layout" svg:x1="10.82cm" svg:y1="4.305cm" svg:x2="11.339cm" svg:y2="3.786cm">
          <text:p/>
        </draw:line>
        <draw:line draw:style-name="gr18" draw:text-style-name="P1" draw:layer="layout" svg:x1="10.049cm" svg:y1="4.302cm" svg:x2="10.049cm" svg:y2="3.567cm">
          <text:p/>
        </draw:line>
        <draw:line draw:style-name="gr18" draw:text-style-name="P1" draw:layer="layout" svg:x1="10.813cm" svg:y1="4.302cm" svg:x2="10.813cm" svg:y2="3.567cm">
          <text:p/>
        </draw:line>
        <draw:line draw:style-name="gr18" draw:text-style-name="P1" draw:layer="layout" svg:x1="10.065cm" svg:y1="4.315cm" svg:x2="10.8cm" svg:y2="4.315cm">
          <text:p/>
        </draw:line>
        <draw:circle draw:style-name="gr19" draw:text-style-name="P1" draw:layer="layout" svg:width="0.109cm" svg:height="0.11cm" svg:x="9.993cm" svg:y="4.258cm">
          <text:p/>
        </draw:circle>
        <draw:line draw:style-name="gr18" draw:text-style-name="P1" draw:layer="layout" svg:x1="10.588cm" svg:y1="3.788cm" svg:x2="10.588cm" svg:y2="3.053cm">
          <text:p/>
        </draw:line>
        <draw:line draw:style-name="gr18" draw:text-style-name="P1" draw:layer="layout" svg:x1="11.352cm" svg:y1="3.788cm" svg:x2="11.352cm" svg:y2="3.053cm">
          <text:p/>
        </draw:line>
        <draw:line draw:style-name="gr18" draw:text-style-name="P1" draw:layer="layout" svg:x1="10.604cm" svg:y1="3.8cm" svg:x2="11.339cm" svg:y2="3.8cm">
          <text:p/>
        </draw:line>
        <draw:circle draw:style-name="gr19" draw:text-style-name="P1" draw:layer="layout" svg:width="0.109cm" svg:height="0.109cm" svg:x="11.291cm" svg:y="3.744cm">
          <text:p/>
        </draw:circle>
        <draw:line draw:style-name="gr19" draw:text-style-name="P1" draw:layer="layout" svg:x1="10.604cm" svg:y1="3.046cm" svg:x2="11.339cm" svg:y2="3.046cm">
          <text:p/>
        </draw:line>
        <draw:circle draw:style-name="gr19" draw:text-style-name="P1" draw:layer="layout" svg:width="0.109cm" svg:height="0.109cm" svg:x="10.532cm" svg:y="2.99cm">
          <text:p/>
        </draw:circle>
        <draw:line draw:style-name="gr18" draw:text-style-name="P1" draw:layer="layout" svg:x1="10.065cm" svg:y1="3.56cm" svg:x2="10.8cm" svg:y2="3.56cm">
          <text:p/>
        </draw:line>
        <draw:circle draw:style-name="gr19" draw:text-style-name="P1" draw:layer="layout" svg:width="0.109cm" svg:height="0.109cm" svg:x="10.752cm" svg:y="3.504cm">
          <text:p/>
        </draw:circle>
        <draw:circle draw:style-name="gr17" draw:text-style-name="P1" draw:layer="layout" svg:width="0.109cm" svg:height="0.109cm" svg:x="9.454cm" svg:y="3.769cm">
          <text:p/>
        </draw:circle>
        <draw:circle draw:style-name="gr17" draw:text-style-name="P1" draw:layer="layout" svg:width="0.109cm" svg:height="0.11cm" svg:x="10.213cm" svg:y="3.014cm">
          <text:p/>
        </draw:circle>
        <draw:circle draw:style-name="gr17" draw:text-style-name="P1" draw:layer="layout" svg:width="0.109cm" svg:height="0.109cm" svg:x="9.993cm" svg:y="2.5cm">
          <text:p/>
        </draw:circle>
        <draw:circle draw:style-name="gr19" draw:text-style-name="P1" draw:layer="layout" svg:width="0.109cm" svg:height="0.11cm" svg:x="10.752cm" svg:y="4.258cm">
          <text:p/>
        </draw:circle>
        <draw:circle draw:style-name="gr19" draw:text-style-name="P1" draw:layer="layout" svg:width="0.109cm" svg:height="0.109cm" svg:x="9.993cm" svg:y="3.504cm">
          <text:p/>
        </draw:circle>
        <draw:circle draw:style-name="gr19" draw:text-style-name="P1" draw:layer="layout" svg:width="0.109cm" svg:height="0.109cm" svg:x="10.532cm" svg:y="3.744cm">
          <text:p/>
        </draw:circle>
        <draw:circle draw:style-name="gr19" draw:text-style-name="P1" draw:layer="layout" svg:width="0.109cm" svg:height="0.109cm" svg:x="11.291cm" svg:y="2.99cm">
          <text:p/>
        </draw:circle>
        <draw:circle draw:style-name="gr17" draw:text-style-name="P1" draw:layer="layout" svg:width="0.109cm" svg:height="0.11cm" svg:x="9.993cm" svg:y="3.254cm">
          <text:p/>
        </draw:circle>
        <draw:circle draw:style-name="gr17" draw:text-style-name="P1" draw:layer="layout" svg:width="0.109cm" svg:height="0.109cm" svg:x="10.752cm" svg:y="2.5cm">
          <text:p/>
        </draw:circle>
        <draw:circle draw:style-name="gr17" draw:text-style-name="P1" draw:layer="layout" svg:width="0.109cm" svg:height="0.109cm" svg:x="10.213cm" svg:y="3.769cm">
          <text:p/>
        </draw:circle>
        <draw:circle draw:style-name="gr17" draw:text-style-name="P1" draw:layer="layout" svg:width="0.109cm" svg:height="0.11cm" svg:x="9.454cm" svg:y="3.014cm">
          <text:p/>
        </draw:circle>
        <draw:line draw:style-name="gr17" draw:text-style-name="P1" draw:layer="layout" svg:x1="3.726cm" svg:y1="3.825cm" svg:x2="4.461cm" svg:y2="3.825cm">
          <text:p/>
        </draw:line>
        <draw:line draw:style-name="gr17" draw:text-style-name="P1" draw:layer="layout" svg:x1="3.726cm" svg:y1="3.071cm" svg:x2="4.461cm" svg:y2="3.071cm">
          <text:p/>
        </draw:line>
        <draw:line draw:style-name="gr17" draw:text-style-name="P1" draw:layer="layout" svg:x1="4.265cm" svg:y1="3.311cm" svg:x2="5cm" svg:y2="3.311cm">
          <text:p/>
        </draw:line>
        <draw:circle draw:style-name="gr17" draw:text-style-name="P1" draw:layer="layout" svg:width="0.109cm" svg:height="0.11cm" svg:x="4.952cm" svg:y="3.254cm">
          <text:p/>
        </draw:circle>
        <draw:line draw:style-name="gr17" draw:text-style-name="P1" draw:layer="layout" svg:x1="4.265cm" svg:y1="2.556cm" svg:x2="5cm" svg:y2="2.556cm">
          <text:p/>
        </draw:line>
        <draw:line draw:style-name="gr18" draw:text-style-name="P1" draw:layer="layout" svg:x1="4.265cm" svg:y1="4.315cm" svg:x2="5cm" svg:y2="4.315cm">
          <text:p/>
        </draw:line>
        <draw:circle draw:style-name="gr19" draw:text-style-name="P1" draw:layer="layout" svg:width="0.109cm" svg:height="0.11cm" svg:x="4.193cm" svg:y="4.258cm">
          <text:p/>
        </draw:circle>
        <draw:line draw:style-name="gr18" draw:text-style-name="P1" draw:layer="layout" svg:x1="4.804cm" svg:y1="3.8cm" svg:x2="5.539cm" svg:y2="3.8cm">
          <text:p/>
        </draw:line>
        <draw:circle draw:style-name="gr19" draw:text-style-name="P1" draw:layer="layout" svg:width="0.109cm" svg:height="0.109cm" svg:x="5.491cm" svg:y="3.744cm">
          <text:p/>
        </draw:circle>
        <draw:line draw:style-name="gr19" draw:text-style-name="P1" draw:layer="layout" svg:x1="4.804cm" svg:y1="3.046cm" svg:x2="5.539cm" svg:y2="3.046cm">
          <text:p/>
        </draw:line>
        <draw:circle draw:style-name="gr19" draw:text-style-name="P1" draw:layer="layout" svg:width="0.109cm" svg:height="0.109cm" svg:x="4.732cm" svg:y="2.99cm">
          <text:p/>
        </draw:circle>
        <draw:line draw:style-name="gr18" draw:text-style-name="P1" draw:layer="layout" svg:x1="4.265cm" svg:y1="3.56cm" svg:x2="5cm" svg:y2="3.56cm">
          <text:p/>
        </draw:line>
        <draw:circle draw:style-name="gr19" draw:text-style-name="P1" draw:layer="layout" svg:width="0.109cm" svg:height="0.109cm" svg:x="4.952cm" svg:y="3.504cm">
          <text:p/>
        </draw:circle>
        <draw:circle draw:style-name="gr17" draw:text-style-name="P1" draw:layer="layout" svg:width="0.109cm" svg:height="0.109cm" svg:x="3.654cm" svg:y="3.769cm">
          <text:p/>
        </draw:circle>
        <draw:circle draw:style-name="gr17" draw:text-style-name="P1" draw:layer="layout" svg:width="0.109cm" svg:height="0.11cm" svg:x="4.413cm" svg:y="3.014cm">
          <text:p/>
        </draw:circle>
        <draw:circle draw:style-name="gr17" draw:text-style-name="P1" draw:layer="layout" svg:width="0.109cm" svg:height="0.109cm" svg:x="4.193cm" svg:y="2.5cm">
          <text:p/>
        </draw:circle>
        <draw:circle draw:style-name="gr19" draw:text-style-name="P1" draw:layer="layout" svg:width="0.109cm" svg:height="0.11cm" svg:x="4.952cm" svg:y="4.258cm">
          <text:p/>
        </draw:circle>
        <draw:circle draw:style-name="gr19" draw:text-style-name="P1" draw:layer="layout" svg:width="0.109cm" svg:height="0.109cm" svg:x="4.193cm" svg:y="3.504cm">
          <text:p/>
        </draw:circle>
        <draw:circle draw:style-name="gr19" draw:text-style-name="P1" draw:layer="layout" svg:width="0.109cm" svg:height="0.109cm" svg:x="4.732cm" svg:y="3.744cm">
          <text:p/>
        </draw:circle>
        <draw:circle draw:style-name="gr19" draw:text-style-name="P1" draw:layer="layout" svg:width="0.109cm" svg:height="0.109cm" svg:x="5.491cm" svg:y="2.99cm">
          <text:p/>
        </draw:circle>
        <draw:circle draw:style-name="gr17" draw:text-style-name="P1" draw:layer="layout" svg:width="0.109cm" svg:height="0.11cm" svg:x="4.193cm" svg:y="3.254cm">
          <text:p/>
        </draw:circle>
        <draw:circle draw:style-name="gr17" draw:text-style-name="P1" draw:layer="layout" svg:width="0.109cm" svg:height="0.109cm" svg:x="4.952cm" svg:y="2.5cm">
          <text:p/>
        </draw:circle>
        <draw:circle draw:style-name="gr17" draw:text-style-name="P1" draw:layer="layout" svg:width="0.109cm" svg:height="0.109cm" svg:x="4.413cm" svg:y="3.769cm">
          <text:p/>
        </draw:circle>
        <draw:circle draw:style-name="gr17" draw:text-style-name="P1" draw:layer="layout" svg:width="0.109cm" svg:height="0.11cm" svg:x="3.654cm" svg:y="3.014cm">
          <text:p/>
        </draw:circle>
        <draw:line draw:style-name="gr17" draw:text-style-name="P1" draw:layer="layout" svg:x1="12.749cm" svg:y1="3.298cm" svg:x2="12.749cm" svg:y2="2.563cm">
          <text:p/>
        </draw:line>
        <draw:line draw:style-name="gr17" draw:text-style-name="P1" draw:layer="layout" svg:x1="12.226cm" svg:y1="3.07cm" svg:x2="12.745cm" svg:y2="2.551cm">
          <text:p/>
        </draw:line>
        <draw:line draw:style-name="gr17" draw:text-style-name="P1" draw:layer="layout" svg:x1="12.227cm" svg:y1="3.815cm" svg:x2="12.746cm" svg:y2="3.296cm">
          <text:p/>
        </draw:line>
        <draw:line draw:style-name="gr17" draw:text-style-name="P1" draw:layer="layout" svg:x1="12.981cm" svg:y1="3.07cm" svg:x2="13.5cm" svg:y2="2.551cm">
          <text:p/>
        </draw:line>
        <draw:line draw:style-name="gr17" draw:text-style-name="P1" draw:layer="layout" svg:x1="12.981cm" svg:y1="3.815cm" svg:x2="13.5cm" svg:y2="3.296cm">
          <text:p/>
        </draw:line>
        <draw:line draw:style-name="gr17" draw:text-style-name="P1" draw:layer="layout" svg:x1="12.211cm" svg:y1="3.812cm" svg:x2="12.211cm" svg:y2="3.077cm">
          <text:p/>
        </draw:line>
        <draw:line draw:style-name="gr17" draw:text-style-name="P1" draw:layer="layout" svg:x1="12.975cm" svg:y1="3.812cm" svg:x2="12.975cm" svg:y2="3.077cm">
          <text:p/>
        </draw:line>
        <draw:line draw:style-name="gr17" draw:text-style-name="P1" draw:layer="layout" svg:x1="12.226cm" svg:y1="3.825cm" svg:x2="12.961cm" svg:y2="3.825cm">
          <text:p/>
        </draw:line>
        <draw:line draw:style-name="gr17" draw:text-style-name="P1" draw:layer="layout" svg:x1="12.226cm" svg:y1="3.071cm" svg:x2="12.961cm" svg:y2="3.071cm">
          <text:p/>
        </draw:line>
        <draw:line draw:style-name="gr17" draw:text-style-name="P1" draw:layer="layout" svg:x1="13.513cm" svg:y1="3.298cm" svg:x2="13.513cm" svg:y2="2.563cm">
          <text:p/>
        </draw:line>
        <draw:line draw:style-name="gr17" draw:text-style-name="P1" draw:layer="layout" svg:x1="12.765cm" svg:y1="3.311cm" svg:x2="13.5cm" svg:y2="3.311cm">
          <text:p/>
        </draw:line>
        <draw:circle draw:style-name="gr17" draw:text-style-name="P1" draw:layer="layout" svg:width="0.109cm" svg:height="0.11cm" svg:x="13.452cm" svg:y="3.254cm">
          <text:p/>
        </draw:circle>
        <draw:line draw:style-name="gr17" draw:text-style-name="P1" draw:layer="layout" svg:x1="12.765cm" svg:y1="2.556cm" svg:x2="13.5cm" svg:y2="2.556cm">
          <text:p/>
        </draw:line>
        <draw:line draw:style-name="gr20" draw:text-style-name="P1" draw:layer="layout" svg:x1="12.747cm" svg:y1="3.567cm" svg:x2="12.211cm" svg:y2="3.072cm">
          <text:p/>
        </draw:line>
        <draw:line draw:style-name="gr20" draw:text-style-name="P1" draw:layer="layout" svg:x1="12.747cm" svg:y1="4.312cm" svg:x2="12.211cm" svg:y2="3.817cm">
          <text:p/>
        </draw:line>
        <draw:line draw:style-name="gr20" draw:text-style-name="P1" draw:layer="layout" svg:x1="13.506cm" svg:y1="4.312cm" svg:x2="12.97cm" svg:y2="3.817cm">
          <text:p/>
        </draw:line>
        <draw:line draw:style-name="gr20" draw:text-style-name="P1" draw:layer="layout" svg:x1="14.05cm" svg:y1="3.807cm" svg:x2="13.514cm" svg:y2="3.312cm">
          <text:p/>
        </draw:line>
        <draw:line draw:style-name="gr20" draw:text-style-name="P1" draw:layer="layout" svg:x1="14.05cm" svg:y1="3.053cm" svg:x2="13.514cm" svg:y2="2.558cm">
          <text:p/>
        </draw:line>
        <draw:line draw:style-name="gr20" draw:text-style-name="P1" draw:layer="layout" svg:x1="13.287cm" svg:y1="3.053cm" svg:x2="12.751cm" svg:y2="2.558cm">
          <text:p/>
        </draw:line>
        <draw:line draw:style-name="gr20" draw:text-style-name="P1" draw:layer="layout" svg:x1="13.292cm" svg:y1="3.807cm" svg:x2="12.756cm" svg:y2="3.312cm">
          <text:p/>
        </draw:line>
        <draw:line draw:style-name="gr18" draw:text-style-name="P1" draw:layer="layout" svg:x1="12.765cm" svg:y1="3.56cm" svg:x2="13.284cm" svg:y2="3.041cm">
          <text:p/>
        </draw:line>
        <draw:line draw:style-name="gr18" draw:text-style-name="P1" draw:layer="layout" svg:x1="12.766cm" svg:y1="4.305cm" svg:x2="13.285cm" svg:y2="3.786cm">
          <text:p/>
        </draw:line>
        <draw:line draw:style-name="gr18" draw:text-style-name="P1" draw:layer="layout" svg:x1="13.52cm" svg:y1="3.56cm" svg:x2="14.039cm" svg:y2="3.041cm">
          <text:p/>
        </draw:line>
        <draw:line draw:style-name="gr18" draw:text-style-name="P1" draw:layer="layout" svg:x1="13.52cm" svg:y1="4.305cm" svg:x2="14.039cm" svg:y2="3.786cm">
          <text:p/>
        </draw:line>
        <draw:line draw:style-name="gr18" draw:text-style-name="P1" draw:layer="layout" svg:x1="12.749cm" svg:y1="4.302cm" svg:x2="12.749cm" svg:y2="3.567cm">
          <text:p/>
        </draw:line>
        <draw:line draw:style-name="gr18" draw:text-style-name="P1" draw:layer="layout" svg:x1="13.513cm" svg:y1="4.302cm" svg:x2="13.513cm" svg:y2="3.567cm">
          <text:p/>
        </draw:line>
        <draw:line draw:style-name="gr18" draw:text-style-name="P1" draw:layer="layout" svg:x1="12.765cm" svg:y1="4.315cm" svg:x2="13.5cm" svg:y2="4.315cm">
          <text:p/>
        </draw:line>
        <draw:circle draw:style-name="gr19" draw:text-style-name="P1" draw:layer="layout" svg:width="0.109cm" svg:height="0.11cm" svg:x="12.693cm" svg:y="4.258cm">
          <text:p/>
        </draw:circle>
        <draw:line draw:style-name="gr18" draw:text-style-name="P1" draw:layer="layout" svg:x1="13.288cm" svg:y1="3.788cm" svg:x2="13.288cm" svg:y2="3.053cm">
          <text:p/>
        </draw:line>
        <draw:line draw:style-name="gr18" draw:text-style-name="P1" draw:layer="layout" svg:x1="14.052cm" svg:y1="3.788cm" svg:x2="14.052cm" svg:y2="3.053cm">
          <text:p/>
        </draw:line>
        <draw:line draw:style-name="gr18" draw:text-style-name="P1" draw:layer="layout" svg:x1="13.304cm" svg:y1="3.8cm" svg:x2="14.039cm" svg:y2="3.8cm">
          <text:p/>
        </draw:line>
        <draw:circle draw:style-name="gr19" draw:text-style-name="P1" draw:layer="layout" svg:width="0.109cm" svg:height="0.109cm" svg:x="13.991cm" svg:y="3.744cm">
          <text:p/>
        </draw:circle>
        <draw:line draw:style-name="gr19" draw:text-style-name="P1" draw:layer="layout" svg:x1="13.304cm" svg:y1="3.046cm" svg:x2="14.039cm" svg:y2="3.046cm">
          <text:p/>
        </draw:line>
        <draw:circle draw:style-name="gr19" draw:text-style-name="P1" draw:layer="layout" svg:width="0.109cm" svg:height="0.109cm" svg:x="13.232cm" svg:y="2.99cm">
          <text:p/>
        </draw:circle>
        <draw:line draw:style-name="gr20" draw:text-style-name="P1" draw:layer="layout" svg:x1="13.512cm" svg:y1="3.567cm" svg:x2="12.976cm" svg:y2="3.072cm">
          <text:p/>
        </draw:line>
        <draw:line draw:style-name="gr18" draw:text-style-name="P1" draw:layer="layout" svg:x1="12.765cm" svg:y1="3.56cm" svg:x2="13.5cm" svg:y2="3.56cm">
          <text:p/>
        </draw:line>
        <draw:circle draw:style-name="gr19" draw:text-style-name="P1" draw:layer="layout" svg:width="0.109cm" svg:height="0.109cm" svg:x="13.452cm" svg:y="3.504cm">
          <text:p/>
        </draw:circle>
        <draw:circle draw:style-name="gr17" draw:text-style-name="P1" draw:layer="layout" svg:width="0.109cm" svg:height="0.109cm" svg:x="12.154cm" svg:y="3.769cm">
          <text:p/>
        </draw:circle>
        <draw:circle draw:style-name="gr17" draw:text-style-name="P1" draw:layer="layout" svg:width="0.109cm" svg:height="0.11cm" svg:x="12.913cm" svg:y="3.014cm">
          <text:p/>
        </draw:circle>
        <draw:circle draw:style-name="gr17" draw:text-style-name="P1" draw:layer="layout" svg:width="0.109cm" svg:height="0.109cm" svg:x="12.693cm" svg:y="2.5cm">
          <text:p/>
        </draw:circle>
        <draw:circle draw:style-name="gr19" draw:text-style-name="P1" draw:layer="layout" svg:width="0.109cm" svg:height="0.11cm" svg:x="13.452cm" svg:y="4.258cm">
          <text:p/>
        </draw:circle>
        <draw:circle draw:style-name="gr19" draw:text-style-name="P1" draw:layer="layout" svg:width="0.109cm" svg:height="0.109cm" svg:x="12.693cm" svg:y="3.504cm">
          <text:p/>
        </draw:circle>
        <draw:circle draw:style-name="gr19" draw:text-style-name="P1" draw:layer="layout" svg:width="0.109cm" svg:height="0.109cm" svg:x="13.232cm" svg:y="3.744cm">
          <text:p/>
        </draw:circle>
        <draw:circle draw:style-name="gr19" draw:text-style-name="P1" draw:layer="layout" svg:width="0.109cm" svg:height="0.109cm" svg:x="13.991cm" svg:y="2.99cm">
          <text:p/>
        </draw:circle>
        <draw:circle draw:style-name="gr17" draw:text-style-name="P1" draw:layer="layout" svg:width="0.109cm" svg:height="0.11cm" svg:x="12.693cm" svg:y="3.254cm">
          <text:p/>
        </draw:circle>
        <draw:circle draw:style-name="gr17" draw:text-style-name="P1" draw:layer="layout" svg:width="0.109cm" svg:height="0.109cm" svg:x="13.452cm" svg:y="2.5cm">
          <text:p/>
        </draw:circle>
        <draw:circle draw:style-name="gr17" draw:text-style-name="P1" draw:layer="layout" svg:width="0.109cm" svg:height="0.109cm" svg:x="12.913cm" svg:y="3.769cm">
          <text:p/>
        </draw:circle>
        <draw:circle draw:style-name="gr17" draw:text-style-name="P1" draw:layer="layout" svg:width="0.109cm" svg:height="0.11cm" svg:x="12.154cm" svg:y="3.014cm">
          <text:p/>
        </draw:circle>
        <draw:path draw:style-name="gr21" draw:text-style-name="P1" draw:layer="layout" svg:width="0.496cm" svg:height="1.279cm" svg:x="4.5cm" svg:y="7cm" svg:viewBox="0 0 497 1280" svg:d="m0 0c628 212 698 984 0 1280">
          <text:p/>
        </draw:path>
        <draw:path draw:style-name="gr21" draw:text-style-name="P1" draw:layer="layout" svg:width="0.496cm" svg:height="1.279cm" svg:x="4.501cm" svg:y="8.9cm" svg:viewBox="0 0 497 1280" svg:d="m0 0c628 212 698 984 0 1280">
          <text:p/>
        </draw:path>
        <draw:path draw:style-name="gr21" draw:text-style-name="P1" draw:layer="layout" svg:width="0.496cm" svg:height="1.279cm" svg:x="4.5cm" svg:y="10.8cm" svg:viewBox="0 0 497 1280" svg:d="m0 0c628 212 698 984 0 1280">
          <text:p/>
        </draw:path>
        <draw:path draw:style-name="gr21" draw:text-style-name="P1" draw:layer="layout" svg:width="0.496cm" svg:height="1.279cm" svg:x="4.501cm" svg:y="12.7cm" svg:viewBox="0 0 497 1280" svg:d="m0 0c628 212 698 984 0 1280">
          <text:p/>
        </draw:path>
        <draw:path draw:style-name="gr21" draw:text-style-name="P1" draw:layer="layout" svg:width="0.496cm" svg:height="1.279cm" svg:x="4.5cm" svg:y="14.8cm" svg:viewBox="0 0 497 1280" svg:d="m0 0c628 212 698 984 0 1280">
          <text:p/>
        </draw:path>
        <draw:path draw:style-name="gr21" draw:text-style-name="P1" draw:layer="layout" svg:width="0.496cm" svg:height="1.279cm" svg:x="4.501cm" svg:y="16.7cm" svg:viewBox="0 0 497 1280" svg:d="m0 0c628 212 698 984 0 1280">
          <text:p/>
        </draw:path>
        <draw:path draw:style-name="gr21" draw:text-style-name="P1" draw:layer="layout" svg:width="0.496cm" svg:height="1.279cm" svg:x="4.5cm" svg:y="18.6cm" svg:viewBox="0 0 497 1280" svg:d="m0 0c628 212 698 984 0 1280">
          <text:p/>
        </draw:path>
        <draw:path draw:style-name="gr21" draw:text-style-name="P1" draw:layer="layout" svg:width="0.496cm" svg:height="1.279cm" svg:x="4.501cm" svg:y="20.5cm" svg:viewBox="0 0 497 1280" svg:d="m0 0c628 212 698 984 0 1280">
          <text:p/>
        </draw:path>
        <draw:path draw:style-name="gr21" draw:text-style-name="P1" draw:layer="layout" svg:width="0.547cm" svg:height="1.999cm" svg:x="6.5cm" svg:y="7cm" svg:viewBox="0 0 548 2000" svg:d="m101 0c628 212 597 1704-101 2000">
          <text:p/>
        </draw:path>
        <draw:path draw:style-name="gr21" draw:text-style-name="P1" draw:layer="layout" svg:width="0.547cm" svg:height="1.999cm" svg:x="7.6cm" svg:y="8cm" svg:viewBox="0 0 548 2000" svg:d="m101 0c628 212 597 1704-101 2000">
          <text:p/>
        </draw:path>
        <draw:path draw:style-name="gr21" draw:text-style-name="P1" draw:layer="layout" svg:width="0.547cm" svg:height="1.999cm" svg:x="6.5cm" svg:y="10.9cm" svg:viewBox="0 0 548 2000" svg:d="m101 0c628 212 597 1704-101 2000">
          <text:p/>
        </draw:path>
        <draw:path draw:style-name="gr21" draw:text-style-name="P1" draw:layer="layout" svg:width="0.547cm" svg:height="1.999cm" svg:x="7.6cm" svg:y="11.9cm" svg:viewBox="0 0 548 2000" svg:d="m101 0c628 212 597 1704-101 2000">
          <text:p/>
        </draw:path>
        <draw:path draw:style-name="gr21" draw:text-style-name="P1" draw:layer="layout" svg:width="0.547cm" svg:height="1.999cm" svg:x="6.5cm" svg:y="14.7cm" svg:viewBox="0 0 548 2000" svg:d="m101 0c628 212 597 1704-101 2000">
          <text:p/>
        </draw:path>
        <draw:path draw:style-name="gr21" draw:text-style-name="P1" draw:layer="layout" svg:width="0.547cm" svg:height="1.999cm" svg:x="7.6cm" svg:y="15.7cm" svg:viewBox="0 0 548 2000" svg:d="m101 0c628 212 597 1704-101 2000">
          <text:p/>
        </draw:path>
        <draw:path draw:style-name="gr21" draw:text-style-name="P1" draw:layer="layout" svg:width="0.547cm" svg:height="1.999cm" svg:x="6.5cm" svg:y="18.6cm" svg:viewBox="0 0 548 2000" svg:d="m101 0c628 212 597 1704-101 2000">
          <text:p/>
        </draw:path>
        <draw:path draw:style-name="gr21" draw:text-style-name="P1" draw:layer="layout" svg:width="0.547cm" svg:height="1.999cm" svg:x="7.6cm" svg:y="19.6cm" svg:viewBox="0 0 548 2000" svg:d="m101 0c628 212 597 1704-101 2000">
          <text:p/>
        </draw:path>
        <draw:path draw:style-name="gr21" draw:text-style-name="P1" draw:layer="layout" svg:width="0.496cm" svg:height="4.004cm" svg:x="9.068cm" svg:y="7cm" svg:viewBox="0 0 497 4005" svg:d="m0 0c628 212 698 3709 0 4005">
          <text:p/>
        </draw:path>
        <draw:path draw:style-name="gr21" draw:text-style-name="P1" draw:layer="layout" svg:width="0.496cm" svg:height="4.004cm" svg:x="9.769cm" svg:y="8.001cm" svg:viewBox="0 0 497 4005" svg:d="m0 0c628 212 698 3709 0 4005">
          <text:p/>
        </draw:path>
        <draw:path draw:style-name="gr21" draw:text-style-name="P1" draw:layer="layout" svg:width="0.496cm" svg:height="4.004cm" svg:x="10.47cm" svg:y="8.902cm" svg:viewBox="0 0 497 4005" svg:d="m0 0c628 212 698 3709 0 4005">
          <text:p/>
        </draw:path>
        <draw:path draw:style-name="gr21" draw:text-style-name="P1" draw:layer="layout" svg:width="0.496cm" svg:height="4.004cm" svg:x="11.071cm" svg:y="9.903cm" svg:viewBox="0 0 497 4005" svg:d="m0 0c628 212 698 3709 0 4005">
          <text:p/>
        </draw:path>
        <draw:path draw:style-name="gr21" draw:text-style-name="P1" draw:layer="layout" svg:width="0.496cm" svg:height="4.004cm" svg:x="9.068cm" svg:y="14.8cm" svg:viewBox="0 0 497 4005" svg:d="m0 0c628 212 698 3709 0 4005">
          <text:p/>
        </draw:path>
        <draw:path draw:style-name="gr21" draw:text-style-name="P1" draw:layer="layout" svg:width="0.496cm" svg:height="4.004cm" svg:x="9.769cm" svg:y="15.801cm" svg:viewBox="0 0 497 4005" svg:d="m0 0c628 212 698 3709 0 4005">
          <text:p/>
        </draw:path>
        <draw:path draw:style-name="gr21" draw:text-style-name="P1" draw:layer="layout" svg:width="0.496cm" svg:height="4.004cm" svg:x="10.47cm" svg:y="16.702cm" svg:viewBox="0 0 497 4005" svg:d="m0 0c628 212 698 3709 0 4005">
          <text:p/>
        </draw:path>
        <draw:path draw:style-name="gr21" draw:text-style-name="P1" draw:layer="layout" svg:width="0.496cm" svg:height="4.004cm" svg:x="11.071cm" svg:y="17.703cm" svg:viewBox="0 0 497 4005" svg:d="m0 0c628 212 698 3709 0 4005">
          <text:p/>
        </draw:path>
        <draw:path draw:style-name="gr21" draw:text-style-name="P1" draw:layer="layout" svg:width="0.496cm" svg:height="7.819cm" svg:x="11.907cm" svg:y="7.001cm" svg:viewBox="0 0 497 7820" svg:d="m0 0c628 212 698 7524 0 7820">
          <text:p/>
        </draw:path>
        <draw:path draw:style-name="gr21" draw:text-style-name="P1" draw:layer="layout" svg:width="0.496cm" svg:height="7.819cm" svg:x="12.408cm" svg:y="8.001cm" svg:viewBox="0 0 497 7820" svg:d="m0 0c628 212 698 7524 0 7820">
          <text:p/>
        </draw:path>
        <draw:path draw:style-name="gr21" draw:text-style-name="P1" draw:layer="layout" svg:width="0.496cm" svg:height="7.819cm" svg:x="12.909cm" svg:y="8.901cm" svg:viewBox="0 0 497 7820" svg:d="m0 0c628 212 698 7524 0 7820">
          <text:p/>
        </draw:path>
        <draw:path draw:style-name="gr21" draw:text-style-name="P1" draw:layer="layout" svg:width="0.496cm" svg:height="7.819cm" svg:x="13.41cm" svg:y="10.001cm" svg:viewBox="0 0 497 7820" svg:d="m0 0c628 212 698 7524 0 7820">
          <text:p/>
        </draw:path>
        <draw:path draw:style-name="gr21" draw:text-style-name="P1" draw:layer="layout" svg:width="0.496cm" svg:height="7.819cm" svg:x="12.211cm" svg:y="10.901cm" svg:viewBox="0 0 497 7820" svg:d="m0 0c628 212 698 7524 0 7820">
          <text:p/>
        </draw:path>
        <draw:path draw:style-name="gr21" draw:text-style-name="P1" draw:layer="layout" svg:width="0.496cm" svg:height="7.819cm" svg:x="12.712cm" svg:y="11.901cm" svg:viewBox="0 0 497 7820" svg:d="m0 0c628 212 698 7524 0 7820">
          <text:p/>
        </draw:path>
        <draw:path draw:style-name="gr21" draw:text-style-name="P1" draw:layer="layout" svg:width="0.496cm" svg:height="7.819cm" svg:x="13.213cm" svg:y="12.901cm" svg:viewBox="0 0 497 7820" svg:d="m0 0c628 212 698 7524 0 7820">
          <text:p/>
        </draw:path>
        <draw:path draw:style-name="gr21" draw:text-style-name="P1" draw:layer="layout" svg:width="0.496cm" svg:height="7.819cm" svg:x="13.714cm" svg:y="13.801cm" svg:viewBox="0 0 497 7820" svg:d="m0 0c628 212 698 7524 0 7820">
          <text:p/>
        </draw:path>
        <draw:frame draw:style-name="gr22" draw:text-style-name="P5" draw:layer="layout" svg:width="0.659cm" svg:height="0.569cm" svg:x="4.885cm" svg:y="3.275cm">
          <draw:text-box>
            <text:p text:style-name="P5"><text:span text:style-name="T4">2</text:span></text:p>
          </draw:text-box>
        </draw:frame>
        <draw:frame draw:style-name="gr22" draw:text-style-name="P5" draw:layer="layout" svg:width="0.659cm" svg:height="0.569cm" svg:x="3.729cm" svg:y="3.298cm">
          <draw:text-box>
            <text:p text:style-name="P5"><text:span text:style-name="T4">1</text:span></text:p>
          </draw:text-box>
        </draw:frame>
        <draw:frame draw:style-name="gr22" draw:text-style-name="P5" draw:layer="layout" svg:width="0.659cm" svg:height="0.569cm" svg:x="3.712cm" svg:y="4.183cm">
          <draw:text-box>
            <text:p text:style-name="P5"><text:span text:style-name="T4">3</text:span></text:p>
          </draw:text-box>
        </draw:frame>
        <draw:frame draw:style-name="gr22" draw:text-style-name="P5" draw:layer="layout" svg:width="0.659cm" svg:height="0.569cm" svg:x="4.852cm" svg:y="4.189cm">
          <draw:text-box>
            <text:p text:style-name="P5"><text:span text:style-name="T4">4</text:span></text:p>
          </draw:text-box>
        </draw:frame>
        <draw:frame draw:style-name="gr22" draw:text-style-name="P5" draw:layer="layout" svg:width="0.659cm" svg:height="0.569cm" svg:x="4.347cm" svg:y="2.554cm">
          <draw:text-box>
            <text:p text:style-name="P5"><text:span text:style-name="T4">5</text:span></text:p>
          </draw:text-box>
        </draw:frame>
        <draw:frame draw:style-name="gr22" draw:text-style-name="P5" draw:layer="layout" svg:width="0.659cm" svg:height="0.569cm" svg:x="5.328cm" svg:y="2.585cm">
          <draw:text-box>
            <text:p text:style-name="P5"><text:span text:style-name="T4">6</text:span></text:p>
          </draw:text-box>
        </draw:frame>
        <draw:frame draw:style-name="gr22" draw:text-style-name="P5" draw:layer="layout" svg:width="0.659cm" svg:height="0.569cm" svg:x="4.513cm" svg:y="3.746cm">
          <draw:text-box>
            <text:p text:style-name="P5"><text:span text:style-name="T4">7</text:span></text:p>
          </draw:text-box>
        </draw:frame>
        <draw:frame draw:style-name="gr22" draw:text-style-name="P5" draw:layer="layout" svg:width="0.659cm" svg:height="0.569cm" svg:x="5.374cm" svg:y="3.692cm">
          <draw:text-box>
            <text:p text:style-name="P5"><text:span text:style-name="T4">8</text:span></text:p>
          </draw:text-box>
        </draw:frame>
        <draw:frame draw:style-name="gr22" draw:text-style-name="P5" draw:layer="layout" svg:width="0.659cm" svg:height="0.569cm" svg:x="7.779cm" svg:y="3.284cm">
          <draw:text-box>
            <text:p text:style-name="P5"><text:span text:style-name="T4">2</text:span></text:p>
          </draw:text-box>
        </draw:frame>
        <draw:frame draw:style-name="gr22" draw:text-style-name="P5" draw:layer="layout" svg:width="0.659cm" svg:height="0.569cm" svg:x="6.644cm" svg:y="3.312cm">
          <draw:text-box>
            <text:p text:style-name="P5"><text:span text:style-name="T4">1</text:span></text:p>
          </draw:text-box>
        </draw:frame>
        <draw:frame draw:style-name="gr22" draw:text-style-name="P5" draw:layer="layout" svg:width="0.659cm" svg:height="0.569cm" svg:x="6.613cm" svg:y="4.183cm">
          <draw:text-box>
            <text:p text:style-name="P5"><text:span text:style-name="T4">3</text:span></text:p>
          </draw:text-box>
        </draw:frame>
        <draw:frame draw:style-name="gr22" draw:text-style-name="P5" draw:layer="layout" svg:width="0.659cm" svg:height="0.569cm" svg:x="7.753cm" svg:y="4.189cm">
          <draw:text-box>
            <text:p text:style-name="P5"><text:span text:style-name="T4">4</text:span></text:p>
          </draw:text-box>
        </draw:frame>
        <draw:frame draw:style-name="gr22" draw:text-style-name="P5" draw:layer="layout" svg:width="0.659cm" svg:height="0.569cm" svg:x="7.248cm" svg:y="2.554cm">
          <draw:text-box>
            <text:p text:style-name="P5"><text:span text:style-name="T4">5</text:span></text:p>
          </draw:text-box>
        </draw:frame>
        <draw:frame draw:style-name="gr22" draw:text-style-name="P5" draw:layer="layout" svg:width="0.659cm" svg:height="0.569cm" svg:x="8.229cm" svg:y="2.585cm">
          <draw:text-box>
            <text:p text:style-name="P5"><text:span text:style-name="T4">6</text:span></text:p>
          </draw:text-box>
        </draw:frame>
        <draw:frame draw:style-name="gr22" draw:text-style-name="P5" draw:layer="layout" svg:width="0.659cm" svg:height="0.569cm" svg:x="7.414cm" svg:y="3.746cm">
          <draw:text-box>
            <text:p text:style-name="P5"><text:span text:style-name="T4">7</text:span></text:p>
          </draw:text-box>
        </draw:frame>
        <draw:frame draw:style-name="gr22" draw:text-style-name="P5" draw:layer="layout" svg:width="0.659cm" svg:height="0.569cm" svg:x="8.275cm" svg:y="3.692cm">
          <draw:text-box>
            <text:p text:style-name="P5"><text:span text:style-name="T4">8</text:span></text:p>
          </draw:text-box>
        </draw:frame>
        <draw:frame draw:style-name="gr22" draw:text-style-name="P5" draw:layer="layout" svg:width="0.659cm" svg:height="0.569cm" svg:x="10.68cm" svg:y="3.284cm">
          <draw:text-box>
            <text:p text:style-name="P5"><text:span text:style-name="T4">2</text:span></text:p>
          </draw:text-box>
        </draw:frame>
        <draw:frame draw:style-name="gr22" draw:text-style-name="P5" draw:layer="layout" svg:width="0.659cm" svg:height="0.569cm" svg:x="9.566cm" svg:y="3.389cm">
          <draw:text-box>
            <text:p text:style-name="P5"><text:span text:style-name="T4">1</text:span></text:p>
          </draw:text-box>
        </draw:frame>
        <draw:frame draw:style-name="gr22" draw:text-style-name="P5" draw:layer="layout" svg:width="0.659cm" svg:height="0.569cm" svg:x="9.514cm" svg:y="4.183cm">
          <draw:text-box>
            <text:p text:style-name="P5"><text:span text:style-name="T4">3</text:span></text:p>
          </draw:text-box>
        </draw:frame>
        <draw:frame draw:style-name="gr22" draw:text-style-name="P5" draw:layer="layout" svg:width="0.659cm" svg:height="0.569cm" svg:x="10.654cm" svg:y="4.189cm">
          <draw:text-box>
            <text:p text:style-name="P5"><text:span text:style-name="T4">4</text:span></text:p>
          </draw:text-box>
        </draw:frame>
        <draw:frame draw:style-name="gr22" draw:text-style-name="P5" draw:layer="layout" svg:width="0.659cm" svg:height="0.569cm" svg:x="10.359cm" svg:y="2.596cm">
          <draw:text-box>
            <text:p text:style-name="P5"><text:span text:style-name="T4">5</text:span></text:p>
          </draw:text-box>
        </draw:frame>
        <draw:frame draw:style-name="gr22" draw:text-style-name="P5" draw:layer="layout" svg:width="0.659cm" svg:height="0.569cm" svg:x="11.13cm" svg:y="2.585cm">
          <draw:text-box>
            <text:p text:style-name="P5"><text:span text:style-name="T4">6</text:span></text:p>
          </draw:text-box>
        </draw:frame>
        <draw:frame draw:style-name="gr22" draw:text-style-name="P5" draw:layer="layout" svg:width="0.659cm" svg:height="0.569cm" svg:x="10.315cm" svg:y="3.746cm">
          <draw:text-box>
            <text:p text:style-name="P5"><text:span text:style-name="T4">7</text:span></text:p>
          </draw:text-box>
        </draw:frame>
        <draw:frame draw:style-name="gr22" draw:text-style-name="P5" draw:layer="layout" svg:width="0.659cm" svg:height="0.569cm" svg:x="11.176cm" svg:y="3.692cm">
          <draw:text-box>
            <text:p text:style-name="P5"><text:span text:style-name="T4">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Lukas Zurschmiede</meta:initial-creator>
    <meta:creation-date>2010-11-02T13:04:36</meta:creation-date>
    <dc:date>2010-12-29T18:17:47</dc:date>
    <dc:creator>Lukas Zurschmiede</dc:creator>
    <meta:editing-duration>PT01H24M16S</meta:editing-duration>
    <meta:editing-cycles>11</meta:editing-cycles>
    <meta:generator>OpenOffice.org/3.0$Unix OpenOffice.org_project/300m9$Build-9358</meta:generator>
    <meta:document-statistic meta:object-count="368"/>
    <meta:user-defined meta:name="Info 1"/>
    <meta:user-defined meta:name="Info 2"/>
    <meta:user-defined meta:name="Info 3"/>
    <meta:user-defined meta:name="Info 4"/>
  </office:meta>
</office:document-meta>
</file>